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paragraph-properties fo:text-align="justify" style:justify-single-word="false"/>
      <style:text-properties fo:font-weight="bold" fo:background-color="transparent" style:font-weight-asian="bold" style:font-weight-complex="bold"/>
    </style:style>
    <style:style style:name="P4" style:family="paragraph" style:parent-style-name="Standard">
      <style:paragraph-properties fo:text-align="justify" style:justify-single-word="false"/>
      <style:text-properties fo:font-weight="bold" fo:background-color="#ffff00" style:font-weight-asian="bold" style:font-weight-complex="bold"/>
    </style:style>
    <style:style style:name="P5" style:family="paragraph" style:parent-style-name="Standard">
      <style:paragraph-properties fo:text-align="justify" style:justify-single-word="false"/>
      <style:text-properties fo:font-weight="bold" fo:background-color="#ff0000"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text-properties fo:background-color="#33cc66"/>
    </style:style>
    <style:style style:name="P8" style:family="paragraph" style:parent-style-name="Standard">
      <style:paragraph-properties>
        <style:tab-stops>
          <style:tab-stop style:position="5.5472in"/>
        </style:tab-stops>
      </style:paragraph-properties>
      <style:text-properties fo:background-color="#33cc66"/>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fo:font-weight="normal" fo:background-color="#ffffff" style:font-weight-asian="normal" style:font-weight-complex="normal"/>
    </style:style>
    <style:style style:name="P11" style:family="paragraph" style:parent-style-name="Standard">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12" style:family="paragraph" style:parent-style-name="Standard">
      <style:text-properties fo:font-weight="normal" fo:background-color="#ffff00" style:font-weight-asian="normal" style:font-weight-complex="normal"/>
    </style:style>
    <style:style style:name="P13" style:family="paragraph" style:parent-style-name="Standard">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14" style:family="paragraph" style:parent-style-name="Standard">
      <style:text-properties fo:font-weight="normal" fo:background-color="#e6ff00" style:font-weight-asian="normal" style:font-weight-complex="normal"/>
    </style:style>
    <style:style style:name="P15" style:family="paragraph" style:parent-style-name="Standard">
      <style:text-properties fo:background-color="#000080"/>
    </style:style>
    <style:style style:name="P16" style:family="paragraph" style:parent-style-name="Standard">
      <style:text-properties fo:background-color="#ffff00"/>
    </style:style>
    <style:style style:name="P17" style:family="paragraph" style:parent-style-name="Standard">
      <style:text-properties fo:background-color="#ffffff"/>
    </style:style>
    <style:style style:name="P18" style:family="paragraph" style:parent-style-name="Standard">
      <style:text-properties fo:background-color="#ff0000"/>
    </style:style>
    <style:style style:name="P19" style:family="paragraph" style:parent-style-name="Standard">
      <style:text-properties fo:background-color="#00ff00"/>
    </style:style>
    <style:style style:name="P20" style:family="paragraph" style:parent-style-name="Standard">
      <style:text-properties fo:color="#ffffff" fo:background-color="#000080"/>
    </style:style>
    <style:style style:name="P21" style:family="paragraph" style:parent-style-name="Standard">
      <style:paragraph-properties fo:text-align="justify" style:justify-single-word="false" fo:background-color="#0000ff">
        <style:background-image/>
      </style:paragraph-properties>
      <style:text-properties fo:font-weight="bold" fo:background-color="#0000ff" style:font-weight-asian="bold" style:font-weight-complex="bold"/>
    </style:style>
    <style:style style:name="P22" style:family="paragraph" style:parent-style-name="Standard">
      <style:paragraph-properties fo:text-align="justify" style:justify-single-word="false" fo:background-color="#0000ff">
        <style:tab-stops>
          <style:tab-stop style:position="0.5in"/>
        </style:tab-stops>
        <style:background-image/>
      </style:paragraph-properties>
      <style:text-properties fo:font-weight="bold" fo:background-color="#0000ff" style:font-weight-asian="bold" style:font-weight-complex="bold"/>
    </style:style>
    <style:style style:name="P23" style:family="paragraph" style:parent-style-name="Standard">
      <style:paragraph-properties fo:text-align="justify" style:justify-single-word="false" fo:background-color="#0000ff">
        <style:tab-stops>
          <style:tab-stop style:position="0.5in"/>
        </style:tab-stops>
        <style:background-image/>
      </style:paragraph-properties>
      <style:text-properties fo:color="#ffffff" fo:font-weight="bold" fo:background-color="#0000ff" style:font-weight-asian="bold" style:font-weight-complex="bold"/>
    </style:style>
    <style:style style:name="P24" style:family="paragraph" style:parent-style-name="Standard">
      <style:paragraph-properties fo:background-color="#ffffff">
        <style:background-image/>
      </style:paragraph-properties>
      <style:text-properties fo:background-color="#33cc66"/>
    </style:style>
    <style:style style:name="P25" style:family="paragraph" style:parent-style-name="Standard" style:master-page-name="Standard">
      <style:paragraph-properties style:page-number="auto"/>
      <style:text-properties fo:font-weight="bold" fo:background-color="transparent" style:font-weight-asian="bold" style:font-weight-complex="bold"/>
    </style:style>
    <style:style style:name="P26" style:family="paragraph" style:parent-style-name="Standard" style:list-style-name="L1">
      <style:paragraph-properties fo:text-align="justify" style:justify-single-word="false"/>
      <style:text-properties fo:font-weight="normal" fo:background-color="#33cc66" style:font-weight-asian="normal" style:font-weight-complex="normal"/>
    </style:style>
    <style:style style:name="P27"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8" style:family="paragraph" style:parent-style-name="Standard" style:list-style-name="L3">
      <style:paragraph-properties fo:text-align="justify" style:justify-single-word="false">
        <style:tab-stops>
          <style:tab-stop style:position="0.5in"/>
        </style:tab-stops>
      </style:paragraph-properties>
      <style:text-properties fo:font-weight="normal" fo:background-color="#33cc66" style:font-weight-asian="normal" style:font-weight-complex="normal"/>
    </style:style>
    <style:style style:name="P29" style:family="paragraph" style:parent-style-name="Standard" style:list-style-name="L1">
      <style:paragraph-properties fo:text-align="justify" style:justify-single-word="false"/>
      <style:text-properties fo:font-weight="normal" fo:background-color="#ff0000" style:font-weight-asian="normal" style:font-weight-complex="normal"/>
    </style:style>
    <style:style style:name="P30"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0000" style:font-weight-asian="normal" style:font-weight-complex="normal"/>
    </style:style>
    <style:style style:name="P31"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ffffff" style:font-weight-asian="normal" style:font-weight-complex="normal"/>
    </style:style>
    <style:style style:name="P32" style:family="paragraph" style:parent-style-name="Standard" style:list-style-name="WW8Num1">
      <style:paragraph-properties fo:text-align="justify" style:justify-single-word="false">
        <style:tab-stops>
          <style:tab-stop style:position="0.5in"/>
        </style:tab-stops>
      </style:paragraph-properties>
      <style:text-properties fo:font-weight="normal" fo:background-color="#000080" style:font-weight-asian="normal" style:font-weight-complex="normal"/>
    </style:style>
    <style:style style:name="P33" style:family="paragraph" style:parent-style-name="Standard" style:list-style-name="L6">
      <style:text-properties fo:font-weight="normal" style:font-weight-asian="normal" style:font-weight-complex="normal"/>
    </style:style>
    <style:style style:name="P34" style:family="paragraph" style:parent-style-name="Standard" style:list-style-name="WW8Num1">
      <style:paragraph-properties fo:text-align="justify" style:justify-single-word="false">
        <style:tab-stops>
          <style:tab-stop style:position="0.5in"/>
        </style:tab-stops>
      </style:paragraph-properties>
      <style:text-properties fo:background-color="#33cc66"/>
    </style:style>
    <style:style style:name="P35" style:family="paragraph" style:parent-style-name="Standard" style:list-style-name="WW8Num1">
      <style:paragraph-properties fo:text-align="start" style:justify-single-word="false">
        <style:tab-stops/>
      </style:paragraph-properties>
      <style:text-properties fo:background-color="#33cc66"/>
    </style:style>
    <style:style style:name="P36" style:family="paragraph" style:parent-style-name="Standard" style:list-style-name="L5">
      <style:text-properties fo:background-color="#33cc66"/>
    </style:style>
    <style:style style:name="P37" style:family="paragraph" style:parent-style-name="Standard" style:list-style-name="WW8Num1">
      <style:paragraph-properties fo:text-align="justify" style:justify-single-word="false">
        <style:tab-stops>
          <style:tab-stop style:position="0.5in"/>
        </style:tab-stops>
      </style:paragraph-properties>
      <style:text-properties fo:background-color="#e6ff00"/>
    </style:style>
    <style:style style:name="P38" style:family="paragraph" style:parent-style-name="Standard" style:list-style-name="WW8Num1">
      <style:paragraph-properties fo:text-align="justify" style:justify-single-word="false">
        <style:tab-stops>
          <style:tab-stop style:position="0.5in"/>
        </style:tab-stops>
      </style:paragraph-properties>
      <style:text-properties fo:background-color="#ff0000"/>
    </style:style>
    <style:style style:name="P39" style:family="paragraph" style:parent-style-name="Standard" style:list-style-name="L4"/>
    <style:style style:name="P40" style:family="paragraph" style:parent-style-name="Standard" style:list-style-name="L6">
      <style:text-properties fo:font-style="italic" fo:font-weight="bold" style:font-style-asian="italic" style:font-weight-asian="bold" style:font-style-complex="italic" style:font-weight-complex="bold"/>
    </style:style>
    <style:style style:name="P41" style:family="paragraph" style:parent-style-name="Standard" style:list-style-name="WW8Num1">
      <style:paragraph-properties fo:margin-left="-0.5209in" fo:margin-right="0in" fo:text-align="start" style:justify-single-word="false" fo:text-indent="0in" style:auto-text-indent="false" fo:background-color="#0000ff">
        <style:tab-stops/>
        <style:background-image/>
      </style:paragraph-properties>
      <style:text-properties fo:font-weight="bold" fo:background-color="#0000ff" style:font-weight-asian="bold" style:font-weight-complex="bold"/>
    </style:style>
    <style:style style:name="P42"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ffffff" style:font-weight-asian="normal" style:font-weight-complex="normal"/>
    </style:style>
    <style:style style:name="P43" style:family="paragraph" style:parent-style-name="Standard" style:list-style-name="L2">
      <style:paragraph-properties fo:text-align="justify" style:justify-single-word="false" fo:background-color="#ffffff">
        <style:tab-stops>
          <style:tab-stop style:position="0.5in"/>
        </style:tab-stops>
        <style:background-image/>
      </style:paragraph-properties>
      <style:text-properties fo:color="#000000" fo:font-weight="normal" fo:background-color="#33cc66" style:font-weight-asian="normal" style:font-weight-complex="normal"/>
    </style:style>
    <style:style style:name="P44" style:family="paragraph" style:parent-style-name="Standard" style:list-style-name="L4">
      <style:paragraph-properties fo:margin-left="-0.4689in" fo:margin-right="0in" fo:text-align="justify" style:justify-single-word="false" fo:text-indent="-0.0264in" style:auto-text-indent="false" fo:background-color="#0000ff">
        <style:tab-stops>
          <style:tab-stop style:position="0.0173in"/>
        </style:tab-stops>
        <style:background-image/>
      </style:paragraph-properties>
      <style:text-properties fo:color="#ffffff" fo:font-weight="bold" fo:background-color="#0000ff" style:font-weight-asian="bold" style:font-weight-complex="bold"/>
    </style:style>
    <style:style style:name="P45" style:family="paragraph" style:parent-style-name="Standard" style:list-style-name="L5">
      <style:paragraph-properties fo:margin-left="-0.5035in" fo:margin-right="0in" fo:text-indent="0in" style:auto-text-indent="false"/>
      <style:text-properties fo:font-weight="normal" fo:background-color="#ff0000" style:font-weight-asian="normal" style:font-weight-complex="normal"/>
    </style:style>
    <style:style style:name="T1" style:family="text">
      <style:text-properties fo:font-weight="bold" fo:background-color="transparent" style:font-weight-asian="bold" style:font-weight-complex="bold"/>
    </style:style>
    <style:style style:name="T2" style:family="text">
      <style:text-properties fo:font-weight="bold" fo:background-color="#33cc66" style:font-weight-asian="bold" style:font-weight-complex="bold"/>
    </style:style>
    <style:style style:name="T3" style:family="text">
      <style:text-properties fo:font-weight="bold" fo:background-color="#ff0000" style:font-weight-asian="bold" style:font-weight-complex="bold"/>
    </style:style>
    <style:style style:name="T4" style:family="text">
      <style:text-properties fo:font-weight="bold" style:font-weight-asian="bold" style:font-weight-complex="bold"/>
    </style:style>
    <style:style style:name="T5" style:family="text">
      <style:text-properties fo:font-weight="bold" fo:background-color="#ffffff" style:font-weight-asian="bold" style:font-weight-complex="bold"/>
    </style:style>
    <style:style style:name="T6" style:family="text">
      <style:text-properties fo:font-weight="bold" fo:background-color="#ffff00" style:font-weight-asian="bold" style:font-weight-complex="bold"/>
    </style:style>
    <style:style style:name="T7" style:family="text">
      <style:text-properties fo:background-color="#33cc66"/>
    </style:style>
    <style:style style:name="T8" style:family="text">
      <style:text-properties style:text-underline-style="solid" style:text-underline-type="double" style:text-underline-width="auto" style:text-underline-color="font-color"/>
    </style:style>
    <style:style style:name="T9" style:family="text">
      <style:text-properties fo:background-color="#ffff00"/>
    </style:style>
    <style:style style:name="T10" style:family="text">
      <style:text-properties fo:font-style="italic" style:font-style-asian="italic" style:font-style-complex="italic"/>
    </style:style>
    <style:style style:name="T11" style:family="text">
      <style:text-properties fo:background-color="#ffffff"/>
    </style:style>
    <style:style style:name="T12" style:family="text">
      <style:text-properties style:text-underline-style="none"/>
    </style:style>
    <style:style style:name="T13" style:family="text">
      <style:text-properties style:text-underline-style="none" fo:background-color="#33cc66"/>
    </style:style>
    <style:style style:name="T14" style:family="text">
      <style:text-properties fo:background-color="#ff0000"/>
    </style:style>
    <style:style style:name="T15" style:family="text">
      <style:text-properties fo:background-color="#2323dc"/>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choiceStatementYANG ABNF Grammar </text:p>
      <text:p text:style-name="P2"/>
      <text:p text:style-name="P6">The version of the RFC specification used is Internet-Draft, January 12, 2009 (draft-ietf-netmod-yang-03.txt).</text:p>
      <text:p text:style-name="P3"/>
      <text:p text:style-name="P3">Notation:</text:p>
      <text:p text:style-name="P3"/>
      <text:p text:style-name="Standard"><text:span text:style-name="T2">DONE </text:span><text:span text:style-name="T1"><text:s text:c="2"/>- the rule <text:s/>or validation is done;</text:span></text:p>
      <text:p text:style-name="Standard"><text:span text:style-name="T3">ISSUE_OR_NOT_IMPLEMENTED</text:span><text:span text:style-name="T1"> - come back to that rule later</text:span></text:p>
      <text:p text:style-name="P15"><text:span text:style-name="T4">TITLE –</text:span><text:span text:style-name="T5"> titles</text:span></text:p>
      <text:p text:style-name="P15"><text:span text:style-name="T6">COMMENT </text:span><text:span text:style-name="T5">- comments</text:span></text:p>
      <text:p text:style-name="P6"/>
      <text:p text:style-name="P6"/>
      <text:p text:style-name="P4">IMPRORTANT NOTES FROM THE SPECIFICATION</text:p>
      <text:p text:style-name="P21">BUGS:</text:p>
      <text:list text:style-name="L1">
        <text:list-item>
          <text:p text:style-name="P26">All YANG keywords are also possible identifiers.</text:p>
        </text:list-item>
        <text:list-item>
          <text:p text:style-name="P29">If a "config" statement is present for any node in the input, output or notification tree, it <text:s text:c="2"/>is ignored. </text:p>
        </text:list-item>
        <text:list-item>
          <text:p text:style-name="P29">Look at the submodules example in the tool folder;</text:p>
        </text:list-item>
      </text:list>
      <text:p text:style-name="P5"/>
      <text:p text:style-name="P21">SCANNER ISSUES:</text:p>
      <text:list text:style-name="WW8Num1">
        <text:list-item>
          <text:p text:style-name="P34">Comments are C++ style. <text:s/>A single line comment starts with "//" and <text:s/>ends at the end of the line. A block comment is enclosed within "/*" <text:s/>and "*/" (RFC page 36). This grammar assumes that the scanner replaces YANG comments with a single space character (RFC page 136). </text:p>
        </text:list-item>
        <text:list-item>
          <text:p text:style-name="P34">A token in YANG is either a keyword, a string, ";", "{", or "}". <text:s/></text:p>
        </text:list-item>
        <text:list-item>
          <text:p text:style-name="P34">A string can be quoted or unquoted (RFC page 36). <text:s/>If a string contains any whitespace characters, a semicolon (";"), braces ("{" or "}"), or comment sequences ("//", "/*", or "*/"), then it MUST be enclosed within double or single quotes (RFC page 36). <text:s/></text:p>
        </text:list-item>
        <text:list-item>
          <text:p text:style-name="P34">If the double quoted string contains a line break followed by <text:s/>whitespace which is used to indent the text according to the layout <text:s/>in the YANG file, this leading whitespace is stripped from the string, up to at most the same column of the double quote character (RFC page 36). <text:s/></text:p>
          <text:p text:style-name="P37">There are two function that have been impelemented by Kaloyan for that purpose (<text:span text:style-name="T10">cleanSQString()</text:span>, <text:span text:style-name="T10">cleanDQString()</text:span>), they work somehow, but I have not tested them very well and just postponed that activity since there are tasks with higher priority (in case there are bugs in those functions it is possible to reimplement them any time).</text:p>
        </text:list-item>
        <text:list-item>
          <text:p text:style-name="P34"><text:s/>A single quoted string (enclosed within ' ') preserves each character within the quotes. <text:s/>A single quote character can not occur in a single quoted string, even when preceded by a backslash (RFC page 37). </text:p>
        </text:list-item>
        <text:list-item>
          <text:p text:style-name="P34">If a quoted string is followed by a plus character ("+"), followed by another quoted string, the two strings are concatenated into one quoted string, allowing multiple concatenations to build one quoted string. <text:s/>Whitespace trimming of double quoted strings is done before <text:s/>concatenation (RFC page 37). <text:s/></text:p>
        </text:list-item>
        <text:list-item>
          <text:p text:style-name="P34">Each identifier starts with an upper-case or lower-case ASCII letter or an underscore character, followed by zero or more ASCII letters, digits, underscore characters, hyphens, and dots (RFC page 37). Implementations MUST support identifiers up to 63 characters in <text:s text:c="2"/>length. <text:s/>Identifiers <text:soft-page-break/>are case sensitive.<text:span text:style-name="T9"> (In our implementation there is no any limitations on the length of identifiers)</text:span></text:p>
        </text:list-item>
        <text:list-item>
          <text:p text:style-name="P34">Within a double quoted string (enclosed within " "), a backslash character introduces a special character, which depends on the <text:s/>character that immediately follows the backslash: </text:p>
          <text:p text:style-name="P34"><text:s text:c="3"/>\n <text:s text:c="5"/>new line </text:p>
          <text:p text:style-name="P34"><text:s text:c="4"/>\t <text:s text:c="5"/>a tab character </text:p>
          <text:p text:style-name="P34"><text:s text:c="4"/>\" <text:s text:c="5"/>a double quote </text:p>
          <text:p text:style-name="P38"><text:s text:c="4"/>\\ <text:s text:c="5"/>a single backslash <text:s/>[BUG] (There is a problem in case when “\\” goes at the end of the string befor <text:s/>a double quote character that is supposed to close the string. In that case that double quote symbol does not close the string.</text:p>
          <text:p text:style-name="P34"/>
          <text:p text:style-name="P35"/>
        </text:list-item>
        <text:list-item>
          <text:p text:style-name="P35"><text:s/>If a double quoted string contains whitespace before a line break, <text:s text:c="2"/>this trailing whitespace is stripped from the string (RFC page 136). </text:p>
          <text:p text:style-name="P35"/>
          <text:p text:style-name="P41">PARSER ISSUES</text:p>
        </text:list-item>
        <text:list-item>
          <text:p text:style-name="P34"><text:s/>There MUST NOT be any <text:bookmark-start text:name="DDE_LINK87"/>circular<text:bookmark-end text:name="DDE_LINK87"/> chains of imports or includes. <text:s/>For <text:s text:c="2"/>example, if submodule "a" includes submodule "b", "b" cannot include <text:s text:c="2"/>"a".</text:p>
        </text:list-item>
        <text:list-item>
          <text:p text:style-name="P34">All prefixes, including the prefix for the module itself MUST be <text:s/>unique within the module or submodule.</text:p>
        </text:list-item>
        <text:list-item>
          <text:p text:style-name="P34">A submodule MUST only be included by the module to which it belongs, or by another submodule which belongs to that module.</text:p>
        </text:list-item>
        <text:list-item>
          <text:p text:style-name="P31"><text:bookmark-start text:name="DDE_LINK206"/><text:span text:style-name="T7">The name of the type (defined by the 'typedef') MUST NOT be one of the YANG built-in types.</text:span><text:bookmark-end text:name="DDE_LINK206"/> <text:s/><text:span text:style-name="T7">If the typedef is defined at the top level of a YANG module or submodule, the name of the type to be defined MUST be unique within the module.</text:span></text:p>
        </text:list-item>
        <text:list-item>
          <text:p text:style-name="P34">Module or submodule MUST include only submodules from the same module. YANG modules and submodules are typically stored in files, one module or submodule per file, with the name of the file on the form: </text:p>
          <text:p text:style-name="P34"><text:s text:c="2"/><text:span text:style-name="T10">module-or-submodule-name ['.' revision-number] ( '.yang' / '.yin' ).</text:span></text:p>
        </text:list-item>
        <text:list-item>
          <text:p text:style-name="P34">Check 'belongs-to' statement of the imported submodule to check whether the submodule belongs to the module.</text:p>
        </text:list-item>
        <text:list-item>
          <text:p text:style-name="P27"><text:bookmark-start text:name="DDE_LINK223"/><text:bookmark-start text:name="DDE_LINK189"/>If a node has "config" "false", no node underneath it can have "config" set to "true".<text:bookmark-end text:name="DDE_LINK223"/><text:bookmark-end text:name="DDE_LINK189"/></text:p>
        </text:list-item>
        <text:list-item>
          <text:p text:style-name="P30"><text:bookmark-start text:name="DDE_LINK224"/>If no status is specified, the default is "current". If a definition is "current", it MUST NOT reference a "deprecated" or "obsolete" definition within the same module. If a definition is "deprecated", it MUST NOT reference an "obsolete" definition within the same module. <text:bookmark-end text:name="DDE_LINK224"/>(It is not completely clear what 'reference' means here and pyang also does have this validation).</text:p>
        </text:list-item>
        <text:list-item>
          <text:p text:style-name="P27">Validate the 'prefix' and 'identifier' of the extensions ('unknown-statement'), after the whole module is loaded (2 subtasks: 17.1. check whether there is such an extension in the module with the specified prefix; 17.2. check whether there is an argument and whether it is defined for the extension).</text:p>
        </text:list-item>
        <text:list-item>
          <text:p text:style-name="P27">Only top-level types and groupings and <text:s/>typesdefs can be used outside the module or submodule. Scoped definitions MUST NOT shadow definitions at a higher scope. When a YANG implementation resolves a reference to an unprefixed type or grouping, or one which uses the prefix of the local module, it <text:s text:c="2"/>searches up the levels of hierarchy in the schema tree, starting at <text:s/>the current level, for the definition of the type or grouping. </text:p>
        </text:list-item>
        <text:list-item>
          <text:p text:style-name="P27">Verify all references to extensions, features, groupings, typedefs<text:tab/> and identities.</text:p>
        </text:list-item>
        <text:list-item>
          <text:p text:style-name="P27">The 'feature' statement MUST NOT reference itself, neither directly nor indirectly through a <text:soft-page-break/>chain of other features.</text:p>
        </text:list-item>
        <text:list-item>
          <text:p text:style-name="P27">An identity MUST NOT reference itself, neither directly nor indirectly through a chain of other identities.</text:p>
        </text:list-item>
        <text:list-item>
          <text:p text:style-name="P27"><text:bookmark-start text:name="DDE_LINK222"/>Once a grouping is defined, it can be referenced in a "uses" <text:s/>statement (see Section 7.12). <text:s/>A grouping MUST NOT reference itself, <text:s text:c="2"/>neither directly nor indirectly through a chain of other groupings. <text:bookmark-end text:name="DDE_LINK222"/></text:p>
        </text:list-item>
        <text:list-item>
          <text:p text:style-name="P27"><text:bookmark-start text:name="DDE_LINK221"/>The effect of a "uses" reference to a grouping is that the nodes defined by the grouping are copied into the current schema tree and then updated according to the refinement statements.. Check name collisions after this procedure.<text:bookmark-end text:name="DDE_LINK221"/></text:p>
        </text:list-item>
        <text:list-item>
          <text:p text:style-name="P30"><text:bookmark-start text:name="DDE_LINK149"/>The "must" statement takes as an argument a string which contains an XPath expression (Xpath not validated).<text:bookmark-end text:name="DDE_LINK149"/></text:p>
        </text:list-item>
        <text:list-item>
          <text:p text:style-name="P30">The "when" statement takes as an argument a string which contains an XPath expression (Xpath not validated).</text:p>
        </text:list-item>
        <text:list-item>
          <text:p text:style-name="P31"><text:bookmark-start text:name="DDE_LINK225"/><text:span text:style-name="T7">The "key" statement, which MUST be present if the list represents configuration, and MAY be present otherwise, takes as an argument a string which specifies a space separated list of leaf identifiers of this list. <text:s/></text:span><text:bookmark-start text:name="DDE_LINK231"/><text:span text:style-name="T7">A leaf identifier MUST NOT appear more than once in the <text:s/>key.</text:span><text:bookmark-end text:name="DDE_LINK231"/><text:span text:style-name="T7"> <text:s/>Each such leaf identifier MUST refer to a child leaf of the list. A leaf that is part of the key can be of any built-in or derived type, except it MUST NOT be the built-in type "empty". </text:span><text:bookmark-start text:name="DDE_LINK229"/><text:span text:style-name="T7">All key leafs in a list MUST have the same value for their "config" <text:s/>as the list itself.</text:span><text:bookmark-end text:name="DDE_LINK229"/><text:span text:style-name="T7"> </text:span><text:bookmark-end text:name="DDE_LINK225"/></text:p>
        </text:list-item>
        <text:list-item>
          <text:p text:style-name="P31"><text:bookmark-start text:name="DDE_LINK233"/><text:span text:style-name="T7">The "unique" statement takes as an argument a string which contains a space separated list of schema node identifiers, which MUST be given in the descendant form. Each such schema node identifier MUST refer to a leaf. </text:span><text:bookmark-start text:name="DDE_LINK234"/><text:bookmark-start text:name="DDE_LINK235"/><text:span text:style-name="T7">If one of the referenced leafs represents configuration data, then all of the referenced leafs MUST represent configuration data.</text:span><text:bookmark-end text:name="DDE_LINK234"/><text:bookmark-end text:name="DDE_LINK235"/><text:span text:style-name="T7"> A reference to one leaf MUST NOT appear more than once.</text:span><text:bookmark-end text:name="DDE_LINK233"/></text:p>
        </text:list-item>
        <text:list-item>
          <text:p text:style-name="P27"><text:bookmark-start text:name="DDE_LINK195"/>The identifiers of all <text:span text:style-name="T4">anyxml</text:span> nodes MUST be unique within ALL CASES in a choice.<text:bookmark-end text:name="DDE_LINK195"/> </text:p>
        </text:list-item>
        <text:list-item>
          <text:p text:style-name="P27">The case identifier MUST be unique within a choice.</text:p>
        </text:list-item>
        <text:list-item>
          <text:p text:style-name="P31"><text:span text:style-name="T7">The "default" statement of the choice indicates if a case should be considered as the default if no child nodes from any of the choice's cases exists. <text:s/></text:span><text:bookmark-start text:name="DDE_LINK244"/><text:span text:style-name="T7">The argument is the identifier of the "case" statement.</text:span><text:bookmark-end text:name="DDE_LINK244"/><text:span text:style-name="T7"> <text:s/></text:span><text:bookmark-start text:name="DDE_LINK241"/><text:bookmark-start text:name="DDE_LINK243"/><text:span text:style-name="T7">The "default" statement MUST NOT be present on choices where "mandatory" is true</text:span><text:bookmark-end text:name="DDE_LINK241"/><text:bookmark-end text:name="DDE_LINK243"/><text:span text:style-name="T7">. <text:s/></text:span><text:bookmark-start text:name="DDE_LINK245"/><text:bookmark-start text:name="DDE_LINK246"/><text:span text:style-name="T7">There MUST NOT be any mandatory nodes (Section 3.1) directly under <text:s/>the default case.</text:span><text:bookmark-end text:name="DDE_LINK246"/><text:span text:style-name="T7"> </text:span><text:bookmark-end text:name="DDE_LINK245"/></text:p>
        </text:list-item>
        <text:list-item>
          <text:p text:style-name="P31"><text:span text:style-name="T15">The leaf's "default" statement MUST be valid according to the <text:s text:c="2"/>type specified in the leaf's "type" statement. <text:s/></text:span><text:span text:style-name="T7">The "default" statement MUST NOT be present on nodes where <text:s/>"mandatory" is true. </text:span></text:p>
          <text:p text:style-name="P32">AUGMENT</text:p>
        </text:list-item>
        <text:list-item>
          <text:p text:style-name="P27"><text:bookmark-start text:name="DDE_LINK217"/>The target node of the augment'' MUST be either a <text:s/>container, list, choice, case, input, output, or notification node.<text:bookmark-end text:name="DDE_LINK217"/></text:p>
        </text:list-item>
        <text:list-item>
          <text:p text:style-name="P27">If the "augment" statement is on the top-level in a module or submodule, the absolute form <text:s/>of a <text:bookmark-start text:name="DDE_LINK214"/>schema node identifier <text:bookmark-end text:name="DDE_LINK214"/>MUST be used. <text:s/>If the "augment" statement is in a "uses" statement, the descendant form MUST be used.</text:p>
        </text:list-item>
        <text:list-item>
          <text:p text:style-name="P27">If the target node is a container, list, case, input, output, or <text:s text:c="2"/>notification node, the "container", "leaf", "list", "leaf-list", "uses", and "choice" statements can be used within the "augment" statement. If the target node is a choice node, the "case" statement can be used within the "augment" statement. </text:p>
        </text:list-item>
        <text:list-item>
          <text:p text:style-name="P27"><text:bookmark-start text:name="DDE_LINK181"/>If <text:bookmark-start text:name="DDE_LINK247"/>the target node of the “augment” is in another module, then nodes added by the <text:s/>augmentation MUST NOT be mandatory nodes.<text:bookmark-end text:name="DDE_LINK247"/> <text:bookmark-end text:name="DDE_LINK181"/></text:p>
        </text:list-item>
        <text:list-item>
          <text:p text:style-name="P27">Augmentation of the imported module or submodule – the problem is that it's already validated <text:soft-page-break/>while importing. The augment adds new nodes, but we have to run the validation of this module one more time.</text:p>
          <text:p text:style-name="P27"/>
        </text:list-item>
      </text:list>
      <text:p text:style-name="P23">TYPE<text:tab/> RESTRICTIONS</text:p>
      <text:list text:style-name="L2">
        <text:list-item>
          <text:p text:style-name="P42">All integer types can be restricted with the "range" statement;</text:p>
        </text:list-item>
        <text:list-item>
          <text:p text:style-name="P42">All floating point types can be restricted with the "range" statement;</text:p>
        </text:list-item>
        <text:list-item>
          <text:p text:style-name="P42">A string can be restricted with the "length" (Section 9.4.4) and "pattern" (Section 9.4.6) statements. </text:p>
        </text:list-item>
        <text:list-item>
          <text:p text:style-name="P42">The "enum" statement, which is a substatement to the "type" statement, MUST be present if the type is "enumeration".</text:p>
        </text:list-item>
        <text:list-item>
          <text:p text:style-name="P42">The "path" statement, which is a substatement to the "type" <text:s/>statement, MUST be present if the type is "leafref”;</text:p>
        </text:list-item>
        <text:list-item>
          <text:p text:style-name="P42">The "base" statement, which is a substatement to the "type" statement, MUST be present if the type is "identityref".</text:p>
        </text:list-item>
        <text:list-item>
          <text:p text:style-name="P42">The "bit" statement, which is a substatement to the "type" statement, MUST be present if the type is "bits". All bit names in a bits type MUST be unique (there is a <text:span text:style-name="T14">mistake in the specification example: 9.7.5, bit 10-Mb-only – is not allowed, because an identifier can not start with a digit</text:span>).</text:p>
        </text:list-item>
        <text:list-item>
          <text:p text:style-name="P42">When the type is "union", the "type" statement (Section 7.4) MUST be present. </text:p>
        </text:list-item>
        <text:list-item>
          <text:p text:style-name="P42">A binary can be restricted with the "length";</text:p>
        </text:list-item>
        <text:list-item>
          <text:p text:style-name="P42">The "path" statement of the 'leafref' takes as an <text:s/>argument a string which MUST refer to a leaf node. <text:s/>The value of the <text:s text:c="2"/>referring leaf MUST match the type of the referred leaf.</text:p>
        </text:list-item>
        <text:list-item>
          <text:p text:style-name="P43"><text:bookmark-start text:name="DDE_LINK190"/>The 'enum' statement takes as an argument a string which MUST NOT be empty and MUST NOT have any leading or trailing <text:s/>whitespace characters. <text:bookmark-end text:name="DDE_LINK190"/><text:s/></text:p>
        </text:list-item>
        <text:list-item>
          <text:p text:style-name="P43"><text:bookmark-start text:name="DDE_LINK191"/>All assigned names in an enumeration MUST be unique.<text:bookmark-end text:name="DDE_LINK191"/></text:p>
        </text:list-item>
        <text:list-item>
          <text:p text:style-name="P42">The 'value' of the enum is an integer value. Iit MUST be in the range -2147483648 to 2147483647, and it MUST be <text:s/>unique within the enumeration type <text:span text:style-name="T9">( PYANG ???).</text:span></text:p>
        </text:list-item>
        <text:list-item>
          <text:p text:style-name="P42">'range' expression is not validated <text:span text:style-name="T9">(PYANG ???).</text:span></text:p>
        </text:list-item>
        <text:list-item>
          <text:p text:style-name="P42">'length' expression is not validated <text:span text:style-name="T9">(PYANG ???).</text:span></text:p>
        </text:list-item>
        <text:list-item>
          <text:p text:style-name="P42">An empty type cannot have a default value.</text:p>
        </text:list-item>
        <text:list-item>
          <text:p text:style-name="P42">Semantic validation for all restrictions (check whether the type might be restricted by a certain kind of the restriction).</text:p>
        </text:list-item>
      </text:list>
      <text:p text:style-name="P22">IDENTIFIER NAMESPACES</text:p>
      <text:p text:style-name="P13"><text:s text:c="3"/>Each identifier is valid in a namespace which depends on the type of <text:s/>the YANG item being defined: </text:p>
      <text:list text:style-name="L3">
        <text:list-item>
          <text:p text:style-name="P28">All module and submodule names share the same global module <text:s/>identifier namespace.</text:p>
        </text:list-item>
        <text:list-item>
          <text:p text:style-name="P28">All extension names defined in a module and its submodules share the same extension identifier namespace. </text:p>
        </text:list-item>
        <text:list-item>
          <text:p text:style-name="P28">All feature names defined in a module and its submodules share the same feature identifier namespace. </text:p>
        </text:list-item>
        <text:list-item>
          <text:p text:style-name="P28">All identity names defined in a module and its submodules share the same identity identifier namespace. </text:p>
        </text:list-item>
        <text:list-item>
          <text:p text:style-name="P28">All derived type names defined within a parent node or at the top-level of the module or its submodules share the same type identifier namespace. <text:s/>This namespace is scoped to the parent node <text:s text:c="5"/>or module. </text:p>
        </text:list-item>
        <text:list-item>
          <text:p text:style-name="P28">All groupings defined within a parent node or at the top-level of the module or its submodules share the same grouping identifier namespace. <text:s/>This namespace is scoped to the parent node or <text:soft-page-break/>module. </text:p>
        </text:list-item>
        <text:list-item>
          <text:p text:style-name="P28">All leafs, leaf-lists, lists, containers, choices, rpcs, and notifications defined within a parent node or at the top-level of the module or its submodules share the same identifier namespace. This namespace is scoped to the parent node or module, unless the <text:s/>parent node is a case node. In that case, the namespace is scoped <text:s/>to the parent node of the case node's parent choice node. </text:p>
        </text:list-item>
        <text:list-item>
          <text:p text:style-name="P28">All cases within a choice share the same case identifier namespace. <text:s/>This namespace is scoped to the parent choice node. </text:p>
        </text:list-item>
      </text:list>
      <text:p text:style-name="P11"/>
      <text:p text:style-name="P23">SPECIFICATION ISSUES</text:p>
      <text:list text:style-name="L4">
        <text:list-item>
          <text:p text:style-name="P39">7.6.7 example – there is no ';' after the description field.</text:p>
          <text:p text:style-name="P44">RELEVANT UPDATES OF THE SPECIFICATION</text:p>
        </text:list-item>
        <text:list-item>
          <text:p text:style-name="P39">Draft - Version -05 - Replaced the data types "float32" and "float64" with "decimal64". </text:p>
        </text:list-item>
        <text:list-item>
          <text:p text:style-name="P39">Draft - Version -04 - Using "revision-date" substatement to "import" and "include". </text:p>
        </text:list-item>
        <text:list-item>
          <text:p text:style-name="P39">Draft - Version -04 - Corrected grammar and text for instance-identifier.</text:p>
          <text:p text:style-name="P39"/>
        </text:list-item>
      </text:list>
      <text:p text:style-name="P7">module-stmt <text:s text:c="11"/>= <text:bookmark-start text:name="DDE_LINK21"/>optsep<text:bookmark-end text:name="DDE_LINK21"/> module-keyword <text:bookmark-start text:name="DDE_LINK23"/><text:bookmark-start text:name="DDE_LINK22"/>sep<text:bookmark-end text:name="DDE_LINK23"/><text:bookmark-end text:name="DDE_LINK22"/> identifier-arg-str <text:bookmark-start text:name="DDE_LINK20"/>optsep <text:bookmark-end text:name="DDE_LINK20"/></text:p>
      <text:p text:style-name="Standard"><text:s text:c="25"/><text:span text:style-name="T7">"{" </text:span><text:bookmark-start text:name="DDE_LINK35"/><text:span text:style-name="T7">stmtsep </text:span><text:bookmark-end text:name="DDE_LINK35"/></text:p>
      <text:p text:style-name="Standard"><text:s text:c="29"/><text:bookmark-start text:name="DDE_LINK25"/><text:bookmark-start text:name="DDE_LINK24"/><text:span text:style-name="T7">module-header-stmts </text:span><text:bookmark-end text:name="DDE_LINK25"/><text:bookmark-end text:name="DDE_LINK24"/></text:p>
      <text:p text:style-name="P7"><text:span text:style-name="T11"><text:s text:c="29"/></text:span><text:bookmark-start text:name="DDE_LINK39"/>linkage-stmts <text:bookmark-end text:name="DDE_LINK39"/></text:p>
      <text:p text:style-name="Standard"><text:s text:c="29"/><text:bookmark-start text:name="DDE_LINK47"/><text:span text:style-name="T7">meta-stmts </text:span><text:bookmark-end text:name="DDE_LINK47"/></text:p>
      <text:p text:style-name="Standard"><text:s text:c="29"/><text:bookmark-start text:name="DDE_LINK53"/><text:span text:style-name="T7">revision-stmts</text:span><text:bookmark-end text:name="DDE_LINK53"/></text:p>
      <text:p text:style-name="P7"><text:s text:c="29"/><text:bookmark-start text:name="DDE_LINK54"/>body-stmts <text:bookmark-end text:name="DDE_LINK54"/></text:p>
      <text:p text:style-name="P7"><text:s text:c="25"/>"}" optsep </text:p>
      <text:p text:style-name="Standard"/>
      <text:p text:style-name="Standard"/>
      <text:p text:style-name="P7">submodule-stmt <text:s text:c="8"/>= optsep submodule-keyword sep identifier-arg-str optsep </text:p>
      <text:p text:style-name="P7"><text:s text:c="25"/>"{" stmtsep </text:p>
      <text:p text:style-name="P7"><text:s text:c="29"/><text:bookmark-start text:name="DDE_LINK97"/><text:bookmark-start text:name="DDE_LINK98"/>submodule-header-stmts<text:bookmark-end text:name="DDE_LINK98"/> <text:bookmark-end text:name="DDE_LINK97"/></text:p>
      <text:p text:style-name="P7"><text:s text:c="29"/>linkage-stmts </text:p>
      <text:p text:style-name="P7"><text:s text:c="29"/>meta-stmts </text:p>
      <text:p text:style-name="P7"><text:s text:c="29"/>revision-stmts </text:p>
      <text:p text:style-name="P7"><text:s text:c="29"/>body-stmts </text:p>
      <text:p text:style-name="P7"><text:s text:c="25"/>"}" optsep </text:p>
      <text:p text:style-name="P7"/>
      <text:p text:style-name="P7">module-header-stmts <text:s text:c="3"/>= ;; these stmts can appear in any order </text:p>
      <text:p text:style-name="P7"><text:s text:c="25"/>[yang-version-stmt stmtsep] </text:p>
      <text:p text:style-name="P7"><text:s text:c="26"/>namespace-stmt stmtsep </text:p>
      <text:p text:style-name="P7"><text:s text:c="26"/>prefix-stmt stmtsep </text:p>
      <text:p text:style-name="P7"/>
      <text:p text:style-name="P7">submodule-header-stmts = ;; these stmts can appear in any order </text:p>
      <text:p text:style-name="P7"><text:s text:c="25"/>[yang-version-stmt stmtsep] </text:p>
      <text:p text:style-name="P7"><text:s text:c="26"/><text:bookmark-start text:name="DDE_LINK99"/><text:bookmark-start text:name="DDE_LINK100"/>belongs-to-stmt<text:bookmark-end text:name="DDE_LINK100"/> stmtsep <text:bookmark-end text:name="DDE_LINK99"/></text:p>
      <text:p text:style-name="P19"/>
      <text:p text:style-name="P7"><text:bookmark-start text:name="DDE_LINK51"/>meta-stmts<text:bookmark-end text:name="DDE_LINK51"/> <text:s text:c="12"/>= ;; these stmts can appear in any order </text:p>
      <text:p text:style-name="P7"><text:s text:c="25"/>[<text:bookmark-start text:name="DDE_LINK46"/>organization-stmt<text:bookmark-end text:name="DDE_LINK46"/> stmtsep] </text:p>
      <text:p text:style-name="P7"><text:s text:c="25"/>[<text:bookmark-start text:name="DDE_LINK48"/><text:span text:style-name="T12">contact-stmt</text:span><text:bookmark-end text:name="DDE_LINK48"/> stmtsep] </text:p>
      <text:p text:style-name="P7"><text:soft-page-break/><text:s text:c="25"/>[<text:bookmark-start text:name="DDE_LINK50"/><text:bookmark-start text:name="DDE_LINK49"/>ription-stmt<text:bookmark-end text:name="DDE_LINK50"/><text:bookmark-end text:name="DDE_LINK49"/> stmtsep] </text:p>
      <text:p text:style-name="P7"><text:s text:c="25"/>[reference-stmt stmtsep] </text:p>
      <text:p text:style-name="P7"/>
      <text:p text:style-name="P7">linkage-stmts <text:s text:c="9"/>= ;; these stmts can appear in any order </text:p>
      <text:p text:style-name="P7"><text:s text:c="24"/>*(<text:bookmark-start text:name="DDE_LINK38"/>import-stmt <text:bookmark-end text:name="DDE_LINK38"/>stmtsep) </text:p>
      <text:p text:style-name="P7"><text:s text:c="25"/>*(include-stmt stmtsep) </text:p>
      <text:p text:style-name="P7"/>
      <text:p text:style-name="P7">revision-stmts <text:s text:c="8"/>= *(<text:bookmark-start text:name="DDE_LINK88"/><text:bookmark-start text:name="DDE_LINK52"/>revision-stmt<text:bookmark-end text:name="DDE_LINK88"/><text:bookmark-end text:name="DDE_LINK52"/> stmtsep) </text:p>
      <text:p text:style-name="Standard"/>
      <text:p text:style-name="Standard"><text:span text:style-name="T7">body-stmts <text:s text:c="12"/>= *((</text:span><text:bookmark-start text:name="DDE_LINK55"/><text:bookmark-start text:name="DDE_LINK57"/><text:bookmark-start text:name="DDE_LINK66"/><text:bookmark-start text:name="DDE_LINK103"/><text:span text:style-name="T7">extension-stmt</text:span><text:bookmark-end text:name="DDE_LINK55"/><text:bookmark-end text:name="DDE_LINK57"/><text:bookmark-end text:name="DDE_LINK66"/><text:bookmark-end text:name="DDE_LINK103"/><text:span text:style-name="T7"> / </text:span></text:p>
      <text:p text:style-name="P7"><text:s text:c="28"/><text:bookmark-start text:name="DDE_LINK67"/>feature-stmt <text:bookmark-end text:name="DDE_LINK67"/>/ </text:p>
      <text:p text:style-name="P7"><text:s text:c="28"/><text:bookmark-start text:name="DDE_LINK142"/><text:bookmark-start text:name="DDE_LINK143"/>identity-stmt<text:bookmark-end text:name="DDE_LINK143"/> <text:bookmark-end text:name="DDE_LINK142"/>/ </text:p>
      <text:p text:style-name="P7"><text:s text:c="28"/><text:bookmark-start text:name="DDE_LINK80"/><text:bookmark-start text:name="DDE_LINK81"/><text:bookmark-start text:name="DDE_LINK82"/><text:bookmark-start text:name="DDE_LINK109"/>typedef-stmt<text:bookmark-end text:name="DDE_LINK80"/><text:bookmark-end text:name="DDE_LINK81"/><text:bookmark-end text:name="DDE_LINK82"/><text:bookmark-end text:name="DDE_LINK109"/> / </text:p>
      <text:p text:style-name="Standard"><text:s text:c="28"/><text:span text:style-name="T7">grouping-stmt / </text:span></text:p>
      <text:p text:style-name="P7"><text:s text:c="28"/><text:bookmark-start text:name="DDE_LINK144"/><text:span text:style-name="T8">data-def-stmt</text:span><text:bookmark-end text:name="DDE_LINK144"/> / </text:p>
      <text:p text:style-name="P7"><text:s text:c="28"/>augment-stmt / </text:p>
      <text:p text:style-name="P7"><text:s text:c="28"/><text:bookmark-start text:name="DDE_LINK179"/>rpc-stmt<text:bookmark-end text:name="DDE_LINK179"/> / </text:p>
      <text:p text:style-name="P7"><text:s text:c="28"/>notification-stmt / </text:p>
      <text:p text:style-name="P7"><text:s text:c="28"/>deviation-stmt) stmtsep) </text:p>
      <text:p text:style-name="Standard"/>
      <text:p text:style-name="P7">data-def-stmt <text:s text:c="9"/>= <text:bookmark-start text:name="DDE_LINK145"/>container-stmt <text:bookmark-end text:name="DDE_LINK145"/>/ </text:p>
      <text:p text:style-name="Standard"><text:s text:c="25"/><text:bookmark-start text:name="DDE_LINK220"/><text:bookmark-start text:name="DDE_LINK151"/><text:span text:style-name="T7">leaf-stmt</text:span><text:bookmark-end text:name="DDE_LINK220"/><text:bookmark-end text:name="DDE_LINK151"/><text:span text:style-name="T7"> / </text:span></text:p>
      <text:p text:style-name="Standard"><text:s text:c="25"/><text:bookmark-start text:name="DDE_LINK152"/><text:span text:style-name="T13">leaf-list-stmt</text:span><text:bookmark-end text:name="DDE_LINK152"/><text:span text:style-name="T7"> / </text:span></text:p>
      <text:p text:style-name="Standard"><text:s text:c="25"/><text:bookmark-start text:name="DDE_LINK159"/><text:bookmark-start text:name="DDE_LINK153"/><text:span text:style-name="T7">list-stmt</text:span><text:bookmark-end text:name="DDE_LINK159"/><text:bookmark-end text:name="DDE_LINK153"/><text:span text:style-name="T7"> / </text:span></text:p>
      <text:p text:style-name="Standard"><text:s text:c="25"/><text:bookmark-start text:name="DDE_LINK163"/><text:bookmark-start text:name="DDE_LINK169"/><text:bookmark-start text:name="DDE_LINK168"/><text:bookmark-start text:name="DDE_LINK166"/><text:span text:style-name="T7">choice-stmt</text:span><text:bookmark-end text:name="DDE_LINK169"/><text:bookmark-end text:name="DDE_LINK168"/><text:bookmark-end text:name="DDE_LINK166"/><text:span text:style-name="T7"> </text:span><text:bookmark-end text:name="DDE_LINK163"/><text:span text:style-name="T7">/ </text:span></text:p>
      <text:p text:style-name="P7"><text:s text:c="25"/><text:bookmark-start text:name="DDE_LINK167"/>anyxml-stmt<text:bookmark-end text:name="DDE_LINK167"/> / </text:p>
      <text:p text:style-name="P7"><text:s text:c="25"/><text:bookmark-start text:name="DDE_LINK171"/><text:bookmark-start text:name="DDE_LINK170"/>uses-stmt <text:bookmark-end text:name="DDE_LINK171"/><text:bookmark-end text:name="DDE_LINK170"/></text:p>
      <text:p text:style-name="Standard"/>
      <text:p text:style-name="P7">case-data-def-stmt <text:s text:c="4"/>= container-stmt / </text:p>
      <text:p text:style-name="P7"><text:s text:c="25"/>leaf-stmt / </text:p>
      <text:p text:style-name="P7"><text:s text:c="25"/>leaf-list-stmt / </text:p>
      <text:p text:style-name="P7"><text:s text:c="25"/>list-stmt / </text:p>
      <text:p text:style-name="P7"><text:s text:c="25"/>anyxml-stmt / </text:p>
      <text:p text:style-name="P7"><text:s text:c="25"/>uses-stmt </text:p>
      <text:p text:style-name="Standard"/>
      <text:p text:style-name="P7"><text:bookmark-start text:name="DDE_LINK29"/>yang-version-stmt <text:s text:c="5"/>= yang-version-keyword sep <text:bookmark-start text:name="DDE_LINK30"/>yang-version-arg-str<text:bookmark-end text:name="DDE_LINK30"/> </text:p>
      <text:p text:style-name="P7"><text:s text:c="25"/>optsep stmtend </text:p>
      <text:p text:style-name="P7"><text:bookmark-end text:name="DDE_LINK29"/></text:p>
      <text:p text:style-name="P7">yang-version-arg-str <text:s text:c="2"/>= &lt; a string which matches the rule </text:p>
      <text:p text:style-name="P7"><text:s text:c="27"/>yang-version-arg &gt; </text:p>
      <text:p text:style-name="P7"/>
      <text:p text:style-name="P7">yang-version-arg <text:s text:c="6"/>= "1" </text:p>
      <text:p text:style-name="P7"/>
      <text:p text:style-name="P7">import-stmt <text:s text:c="11"/>= import-keyword sep identifier-arg-str optsep </text:p>
      <text:p text:style-name="Standard"><text:s text:c="25"/><text:span text:style-name="T7">"{" </text:span><text:bookmark-start text:name="DDE_LINK40"/><text:span text:style-name="T7">stmtsep</text:span><text:bookmark-end text:name="DDE_LINK40"/><text:span text:style-name="T7"> </text:span></text:p>
      <text:p text:style-name="P7"><text:s text:c="29"/><text:bookmark-start text:name="DDE_LINK41"/>prefix-stmt<text:bookmark-end text:name="DDE_LINK41"/> stmtsep </text:p>
      <text:p text:style-name="P7"><text:soft-page-break/><text:s text:c="29"/>[revision-stmt <text:bookmark-start text:name="DDE_LINK44"/>stmtsep<text:bookmark-end text:name="DDE_LINK44"/>] </text:p>
      <text:list text:style-name="L5">
        <text:list-header>
          <text:p text:style-name="P36"><text:s text:c="25"/>"}" </text:p>
          <text:p text:style-name="P45"/>
        </text:list-header>
      </text:list>
      <text:p text:style-name="P7">include-stmt <text:s text:c="10"/>= include-keyword sep identifier-arg-str optsep </text:p>
      <text:p text:style-name="P7"><text:s text:c="25"/>(";" / </text:p>
      <text:p text:style-name="P7"><text:s text:c="26"/>"{" stmtsep </text:p>
      <text:p text:style-name="P7"><text:s text:c="29"/>[<text:bookmark-start text:name="DDE_LINK45"/>revision-stmt<text:bookmark-end text:name="DDE_LINK45"/> stmtsep] </text:p>
      <text:p text:style-name="P7"><text:s text:c="26"/>"}") </text:p>
      <text:p text:style-name="Standard"/>
      <text:p text:style-name="P18">ISSUE: there is no check for the uri-str rule</text:p>
      <text:p text:style-name="P7">namespace-stmt <text:s text:c="8"/>= namespace-keyword sep uri-str optsep <text:bookmark-start text:name="DDE_LINK28"/>stmtend<text:bookmark-end text:name="DDE_LINK28"/> </text:p>
      <text:p text:style-name="Standard"/>
      <text:p text:style-name="P18">uri-str <text:s text:c="15"/>= &lt; a string which matches the rule <text:s/>URI in RFC 3986 &gt; </text:p>
      <text:p text:style-name="P18"/>
      <text:p text:style-name="P7">prefix-stmt <text:s text:c="11"/>= prefix-keyword sep <text:bookmark-start text:name="DDE_LINK42"/>prefix-arg-str <text:bookmark-end text:name="DDE_LINK42"/><text:s text:c="3"/>optsep stmtend </text:p>
      <text:p text:style-name="P7"/>
      <text:p text:style-name="P7">belongs-to-stmt <text:s text:c="7"/>= belongs-to-keyword sep identifier-arg-str <text:s/>optsep </text:p>
      <text:p text:style-name="P7"><text:s text:c="25"/>"{" stmtsep </text:p>
      <text:p text:style-name="P7"><text:s text:c="29"/><text:bookmark-start text:name="DDE_LINK101"/>prefix-stmt stmtsep <text:bookmark-end text:name="DDE_LINK101"/></text:p>
      <text:p text:style-name="P7"><text:s text:c="25"/>"}" </text:p>
      <text:p text:style-name="P7"/>
      <text:p text:style-name="P7">organization-stmt <text:s text:c="5"/>= organization-keyword sep string <text:s text:c="3"/>optsep stmtend </text:p>
      <text:p text:style-name="Standard"/>
      <text:p text:style-name="P7">contact-stmt <text:s text:c="10"/>= contact-keyword sep string optsep stmtend </text:p>
      <text:p text:style-name="Standard"/>
      <text:p text:style-name="P7"><text:bookmark-start text:name="DDE_LINK62"/>description-stmt <text:bookmark-end text:name="DDE_LINK62"/><text:s text:c="6"/>= description-keyword sep string optsep stmtend </text:p>
      <text:p text:style-name="P7"/>
      <text:p text:style-name="P7"><text:bookmark-start text:name="DDE_LINK65"/>reference-stmt<text:bookmark-end text:name="DDE_LINK65"/> <text:s text:c="8"/>= reference-keyword sep string optsep stmtend </text:p>
      <text:p text:style-name="P7"/>
      <text:p text:style-name="P7"><text:bookmark-start text:name="DDE_LINK219"/>units<text:bookmark-end text:name="DDE_LINK219"/>-stmt <text:s text:c="12"/>= units-keyword sep string optsep stmtend </text:p>
      <text:p text:style-name="Standard"/>
      <text:p text:style-name="P7">revision-stmt <text:s text:c="9"/>= revision-keyword sep <text:bookmark-start text:name="DDE_LINK19"/>date-arg-str<text:bookmark-end text:name="DDE_LINK19"/> optsep </text:p>
      <text:p text:style-name="P7"><text:s text:c="25"/>(";" / </text:p>
      <text:p text:style-name="P7"><text:s text:c="26"/>"{" stmtsep </text:p>
      <text:p text:style-name="P7"><text:s text:c="30"/>[description-stmt <text:bookmark-start text:name="DDE_LINK90"/>stmtsep<text:bookmark-end text:name="DDE_LINK90"/>] </text:p>
      <text:p text:style-name="P7"><text:s text:c="26"/>"}") </text:p>
      <text:p text:style-name="P7"/>
      <text:p text:style-name="P7"><text:bookmark-start text:name="DDE_LINK56"/>extension-stmt<text:bookmark-end text:name="DDE_LINK56"/> <text:s text:c="8"/>= extension-keyword sep identifier-arg-str optsep </text:p>
      <text:p text:style-name="P7"><text:s text:c="25"/>(";" / </text:p>
      <text:p text:style-name="P7"><text:s text:c="26"/>"{" stmtsep <text:tab/></text:p>
      <text:p text:style-name="P7"><text:s text:c="30"/>;; these stmts can appear in any order </text:p>
      <text:p text:style-name="P7"><text:s text:c="30"/>[<text:bookmark-start text:name="DDE_LINK60"/><text:bookmark-start text:name="DDE_LINK92"/><text:bookmark-start text:name="DDE_LINK102"/>argument-stmt<text:bookmark-end text:name="DDE_LINK60"/><text:bookmark-end text:name="DDE_LINK92"/><text:bookmark-end text:name="DDE_LINK102"/> stmtsep] </text:p>
      <text:p text:style-name="P7"><text:s text:c="30"/>[<text:bookmark-start text:name="DDE_LINK104"/><text:bookmark-start text:name="DDE_LINK61"/>status-stmt<text:bookmark-end text:name="DDE_LINK61"/> <text:bookmark-end text:name="DDE_LINK104"/>stmtsep] </text:p>
      <text:p text:style-name="P7"><text:s text:c="30"/>[<text:bookmark-start text:name="DDE_LINK63"/>description-stmt<text:bookmark-end text:name="DDE_LINK63"/> stmtsep] </text:p>
      <text:p text:style-name="P7"><text:s text:c="30"/>[<text:bookmark-start text:name="DDE_LINK64"/>reference-stmt<text:bookmark-end text:name="DDE_LINK64"/> stmtsep] </text:p>
      <text:p text:style-name="P7"><text:s text:c="26"/>"}") </text:p>
      <text:p text:style-name="Standard"><text:soft-page-break/></text:p>
      <text:p text:style-name="P7">argument-stmt <text:s text:c="8"/>= argument-keyword sep identifier-arg-str optsep </text:p>
      <text:p text:style-name="P7"><text:s text:c="25"/>(";" / </text:p>
      <text:p text:style-name="P7"><text:s text:c="26"/>"{" stmtsep </text:p>
      <text:p text:style-name="P7"><text:s text:c="29"/>[yin-element-stmt stmtsep] </text:p>
      <text:p text:style-name="P7"><text:s text:c="26"/>"}") </text:p>
      <text:p text:style-name="Standard"/>
      <text:p text:style-name="P7"><text:bookmark-start text:name="DDE_LINK106"/>yin-element-stmt<text:bookmark-end text:name="DDE_LINK106"/> <text:s text:c="6"/>= yin-element-keyword sep yin-element-arg-str </text:p>
      <text:p text:style-name="P7"><text:s text:c="25"/><text:bookmark-start text:name="DDE_LINK105"/>stmtend<text:bookmark-end text:name="DDE_LINK105"/> </text:p>
      <text:p text:style-name="P7"/>
      <text:p text:style-name="P7">yin-element-arg-str <text:s text:c="3"/>= &lt; a string which matches the rule </text:p>
      <text:p text:style-name="P7"><text:s text:c="27"/>yin-element-arg &gt; </text:p>
      <text:p text:style-name="P7"/>
      <text:p text:style-name="P7">yin-element-arg <text:s text:c="7"/>= true-keyword / false-keyword </text:p>
      <text:p text:style-name="Standard"/>
      <text:p text:style-name="P7">identity-stmt <text:s text:c="9"/>= identity-keyword sep identifier-arg-str optsep </text:p>
      <text:p text:style-name="P7"><text:s text:c="25"/>(";" / </text:p>
      <text:p text:style-name="P7"><text:s text:c="26"/>"{" stmtsep </text:p>
      <text:p text:style-name="P7"><text:s text:c="30"/>;; these stmts can appear in any order </text:p>
      <text:p text:style-name="P7"><text:s text:c="30"/>[base-stmt stmtsep] </text:p>
      <text:p text:style-name="P7"><text:s text:c="30"/>[status-stmt stmtsep] </text:p>
      <text:p text:style-name="P7"><text:s text:c="30"/>[description-stmt stmtsep] </text:p>
      <text:p text:style-name="P7"><text:s text:c="30"/>[reference-stmt stmtsep] </text:p>
      <text:p text:style-name="P7"><text:s text:c="26"/>"}") </text:p>
      <text:p text:style-name="Standard"/>
      <text:p text:style-name="P7">base-stmt <text:s text:c="13"/>= base-keyword sep identifier-ref-arg-str <text:s/>optsep stmtend </text:p>
      <text:p text:style-name="Standard"/>
      <text:p text:style-name="P7">feature-stmt <text:s text:c="10"/>= <text:bookmark-start text:name="DDE_LINK68"/>feature-keyword<text:bookmark-end text:name="DDE_LINK68"/> sep identifier-arg-str optsep </text:p>
      <text:p text:style-name="P7"><text:s text:c="25"/>(";" / </text:p>
      <text:p text:style-name="P7"><text:s text:c="26"/>"{" stmtsep </text:p>
      <text:p text:style-name="P7"><text:s text:c="30"/>;; these stmts can appear in any order </text:p>
      <text:p text:style-name="P7"><text:s text:c="30"/>*(<text:bookmark-start text:name="DDE_LINK139"/>if-feature-stmt <text:bookmark-end text:name="DDE_LINK139"/>stmtsep) </text:p>
      <text:p text:style-name="P7"><text:s text:c="30"/>[status-stmt stmtsep] </text:p>
      <text:p text:style-name="P7"><text:s text:c="30"/>[description-stmt stmtsep] </text:p>
      <text:p text:style-name="P7"><text:s text:c="30"/>[reference-stmt stmtsep] </text:p>
      <text:p text:style-name="P7"><text:s text:c="26"/>"}") </text:p>
      <text:p text:style-name="P7"/>
      <text:p text:style-name="P7">if-feature-stmt <text:s text:c="7"/>= if-feature-keyword sep <text:bookmark-start text:name="DDE_LINK141"/>identifier-ref-arg-str<text:bookmark-end text:name="DDE_LINK141"/> optsep stmtend </text:p>
      <text:p text:style-name="Standard"/>
      <text:p text:style-name="P7">typedef-stmt <text:s text:c="10"/>= typedef-keyword sep identifier-arg-str optsep </text:p>
      <text:p text:style-name="P7"><text:s text:c="25"/>"{" stmtsep </text:p>
      <text:p text:style-name="P7"><text:s text:c="29"/>;; these stmts can appear in any order </text:p>
      <text:p text:style-name="P7"><text:s text:c="29"/><text:bookmark-start text:name="DDE_LINK91"/><text:bookmark-start text:name="DDE_LINK83"/><text:bookmark-start text:name="DDE_LINK84"/><text:bookmark-start text:name="DDE_LINK110"/>type-stmt<text:bookmark-end text:name="DDE_LINK91"/><text:bookmark-end text:name="DDE_LINK83"/><text:bookmark-end text:name="DDE_LINK84"/><text:bookmark-end text:name="DDE_LINK110"/> stmtsep </text:p>
      <text:p text:style-name="P7"><text:s text:c="29"/>[<text:bookmark-start text:name="DDE_LINK162"/><text:bookmark-start text:name="DDE_LINK133"/>units-stmt<text:bookmark-end text:name="DDE_LINK133"/> <text:bookmark-end text:name="DDE_LINK162"/>stmtsep] </text:p>
      <text:p text:style-name="P7"><text:s text:c="29"/>[<text:bookmark-start text:name="DDE_LINK86"/>default-stmt<text:bookmark-end text:name="DDE_LINK86"/> stmtsep] </text:p>
      <text:p text:style-name="P7"><text:s text:c="29"/>[<text:bookmark-start text:name="DDE_LINK126"/>status-stmt<text:bookmark-end text:name="DDE_LINK126"/> stmtsep] </text:p>
      <text:p text:style-name="P7"><text:soft-page-break/><text:s text:c="29"/>[description-stmt stmtsep] </text:p>
      <text:p text:style-name="P7"><text:s text:c="29"/>[reference-stmt stmtsep] </text:p>
      <text:p text:style-name="P7"><text:s text:c="26"/>"}" </text:p>
      <text:p text:style-name="Standard"/>
      <text:p text:style-name="P7">type-stmt <text:s text:c="13"/>= type-keyword sep <text:bookmark-start text:name="DDE_LINK"/><text:bookmark-start text:name="DDE_LINK111"/>identifier-ref-arg-str<text:bookmark-end text:name="DDE_LINK"/><text:bookmark-end text:name="DDE_LINK111"/> optsep </text:p>
      <text:p text:style-name="P7"><text:s text:c="25"/>(";" / </text:p>
      <text:p text:style-name="P7"><text:s text:c="26"/>"{" stmtsep </text:p>
      <text:p text:style-name="P7"><text:s text:c="30"/><text:bookmark-start text:name="DDE_LINK96"/>type-body-stmts <text:bookmark-end text:name="DDE_LINK96"/></text:p>
      <text:p text:style-name="P7"><text:s text:c="26"/>"}") </text:p>
      <text:p text:style-name="P7"/>
      <text:p text:style-name="P7">type-body-stmts <text:s/>= <text:bookmark-start text:name="DDE_LINK112"/><text:bookmark-start text:name="DDE_LINK114"/>numerical-restrictions<text:bookmark-end text:name="DDE_LINK112"/><text:bookmark-end text:name="DDE_LINK114"/> / </text:p>
      <text:p text:style-name="P7"><text:s text:c="27"/><text:bookmark-start text:name="DDE_LINK127"/>string-restrictions <text:bookmark-end text:name="DDE_LINK127"/>/ </text:p>
      <text:p text:style-name="Standard"><text:s text:c="27"/><text:bookmark-start text:name="DDE_LINK132"/><text:span text:style-name="T7">enum-specification </text:span><text:bookmark-end text:name="DDE_LINK132"/><text:span text:style-name="T7">/ </text:span></text:p>
      <text:p text:style-name="Standard"><text:s text:c="27"/><text:bookmark-start text:name="DDE_LINK135"/><text:span text:style-name="T7">leafref-specification</text:span><text:bookmark-end text:name="DDE_LINK135"/><text:span text:style-name="T7"> / </text:span></text:p>
      <text:p text:style-name="Standard"><text:s text:c="27"/><text:span text:style-name="T7">identityref-specification / </text:span></text:p>
      <text:p text:style-name="Standard"><text:s text:c="27"/><text:span text:style-name="T7">bits-specification / </text:span></text:p>
      <text:p text:style-name="Standard"><text:s text:c="27"/><text:span text:style-name="T7">union-specification </text:span></text:p>
      <text:p text:style-name="Standard"/>
      <text:p text:style-name="Standard"><text:span text:style-name="T7">numerical-restrictions = range-stmt </text:span><text:bookmark-start text:name="DDE_LINK113"/><text:span text:style-name="T7">stmtsep</text:span><text:bookmark-end text:name="DDE_LINK113"/> </text:p>
      <text:p text:style-name="Standard"/>
      <text:p text:style-name="P7">range-stmt <text:s text:c="12"/>= range-keyword sep <text:bookmark-start text:name="DDE_LINK85"/><text:bookmark-start text:name="DDE_LINK115"/><text:span text:style-name="T14">range-arg-str</text:span><text:bookmark-end text:name="DDE_LINK85"/><text:bookmark-end text:name="DDE_LINK115"/> optsep </text:p>
      <text:p text:style-name="P7"><text:s text:c="25"/>(";" / </text:p>
      <text:p text:style-name="P7"><text:s text:c="26"/>"{" stmtsep </text:p>
      <text:p text:style-name="P7"><text:s text:c="30"/>;; these stmts can appear in any order </text:p>
      <text:p text:style-name="P7"><text:s text:c="30"/>[<text:bookmark-start text:name="DDE_LINK125"/>error-message-stmt<text:bookmark-end text:name="DDE_LINK125"/> stmtsep] </text:p>
      <text:p text:style-name="P7"><text:s text:c="30"/>[error-app-tag-stmt stmtsep] </text:p>
      <text:p text:style-name="P7"><text:s text:c="30"/>[description-stmt stmtsep] </text:p>
      <text:p text:style-name="P7"><text:s text:c="30"/>[reference-stmt stmtsep] </text:p>
      <text:p text:style-name="P7"><text:s text:c="27"/>"}") </text:p>
      <text:p text:style-name="Standard"/>
      <text:p text:style-name="P7">string-restrictions <text:s text:c="3"/>= ;; these stmts can appear in any order </text:p>
      <text:p text:style-name="P7"><text:s text:c="25"/>[<text:bookmark-start text:name="DDE_LINK128"/>length-stmt<text:bookmark-end text:name="DDE_LINK128"/> stmtsep] </text:p>
      <text:p text:style-name="P7"><text:s text:c="25"/>*(<text:bookmark-start text:name="DDE_LINK129"/>pattern-stmt<text:bookmark-end text:name="DDE_LINK129"/> stmtsep) </text:p>
      <text:p text:style-name="P7"/>
      <text:p text:style-name="P7">length-stmt <text:s text:c="11"/>= length-keyword sep <text:bookmark-start text:name="DDE_LINK130"/><text:span text:style-name="T14">length-arg-str</text:span><text:bookmark-end text:name="DDE_LINK130"/> optsep </text:p>
      <text:p text:style-name="P7"><text:s text:c="25"/>(";" / </text:p>
      <text:p text:style-name="P7"><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7"/>"}") </text:p>
      <text:p text:style-name="P7"/>
      <text:p text:style-name="P7">pattern-stmt <text:s text:c="10"/>= pattern-keyword sep string optsep </text:p>
      <text:p text:style-name="P7"><text:s text:c="25"/>(";" / </text:p>
      <text:p text:style-name="P7"><text:soft-page-break/><text:s text:c="26"/>"{" stmtsep </text:p>
      <text:p text:style-name="P7"><text:s text:c="30"/>;; these stmts can appear in any order </text:p>
      <text:p text:style-name="P7"><text:s text:c="30"/>[error-message-stmt stmtsep] </text:p>
      <text:p text:style-name="P7"><text:s text:c="30"/>[error-app-tag-stmt stmtsep] </text:p>
      <text:p text:style-name="P7"><text:s text:c="30"/>[description-stmt stmtsep] </text:p>
      <text:p text:style-name="P7"><text:s text:c="30"/>[reference-stmt stmtsep] </text:p>
      <text:p text:style-name="P7"><text:s text:c="26"/>"}") </text:p>
      <text:p text:style-name="P7"/>
      <text:p text:style-name="P7">default-stmt <text:s text:c="10"/>= default-keyword sep string stmtend </text:p>
      <text:p text:style-name="Standard"/>
      <text:p text:style-name="P7">enum-specification <text:s text:c="4"/>= 1*(enum-stmt <text:bookmark-start text:name="DDE_LINK131"/>stmtsep<text:bookmark-end text:name="DDE_LINK131"/>) </text:p>
      <text:p text:style-name="Standard"/>
      <text:p text:style-name="P7">enum-stmt <text:s text:c="13"/>= enum-keyword sep string optsep </text:p>
      <text:p text:style-name="P7"><text:s text:c="25"/>(";" / </text:p>
      <text:p text:style-name="P7"><text:s text:c="26"/>"{" stmtsep </text:p>
      <text:p text:style-name="P7"><text:s text:c="30"/>;; these stmts can appear in any order </text:p>
      <text:p text:style-name="P7"><text:s text:c="30"/>[<text:bookmark-start text:name="DDE_LINK192"/>value-stmt<text:bookmark-end text:name="DDE_LINK192"/>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leafref-specification <text:s/>= ;; these stmts can appear in any order </text:p>
      <text:p text:style-name="P7"><text:s text:c="25"/>path-stmt stmtsep </text:p>
      <text:p text:style-name="P7"><text:s text:c="25"/>[require-instance-stmt stmtsep] </text:p>
      <text:p text:style-name="P7"/>
      <text:p text:style-name="P7">path-stmt <text:s text:c="13"/>= path-keyword sep <text:span text:style-name="T14">path-arg-str</text:span> stmtend </text:p>
      <text:p text:style-name="P7"/>
      <text:p text:style-name="P7">require-instance-stmt <text:s/>= <text:bookmark-start text:name="DDE_LINK136"/>require-instance-keyword<text:bookmark-end text:name="DDE_LINK136"/> sep require-instance-arg-str stmtend </text:p>
      <text:p text:style-name="Standard"/>
      <text:p text:style-name="P7">require-instance-arg-str = &lt; a string which matches the rule require-instance-arg &gt; </text:p>
      <text:p text:style-name="P7"/>
      <text:p text:style-name="P7">require-instance-arg <text:s text:c="2"/>= true-keyword / false-keyword </text:p>
      <text:p text:style-name="P7"/>
      <text:p text:style-name="P7">identityref-specification = ;; these stmts can appear in any order </text:p>
      <text:p text:style-name="P7"><text:s text:c="25"/><text:bookmark-start text:name="DDE_LINK137"/>base-stmt<text:bookmark-end text:name="DDE_LINK137"/> stmtsep </text:p>
      <text:p text:style-name="P7"><text:s text:c="25"/>[require-instance-stmt stmtsep] </text:p>
      <text:p text:style-name="Standard"/>
      <text:p text:style-name="P7"><text:bookmark-start text:name="DDE_LINK164"/>union-specification<text:bookmark-end text:name="DDE_LINK164"/> <text:s text:c="3"/>= 1*(type-stmt stmtsep) </text:p>
      <text:p text:style-name="Standard"/>
      <text:p text:style-name="P7">bits-specification <text:s text:c="4"/>= 1*(bit-stmt stmtsep) </text:p>
      <text:p text:style-name="P7"/>
      <text:p text:style-name="P7">bit-stmt <text:s text:c="14"/>= bit-keyword sep identifier-arg-str optsep </text:p>
      <text:p text:style-name="P7"><text:s text:c="25"/>(";" / </text:p>
      <text:p text:style-name="P7"><text:s text:c="26"/>"{" stmtsep </text:p>
      <text:p text:style-name="P7"><text:s text:c="30"/>;; these stmts can appear in any order </text:p>
      <text:p text:style-name="P7"><text:soft-page-break/><text:s text:c="30"/>[<text:bookmark-start text:name="DDE_LINK138"/>position-stmt <text:bookmark-end text:name="DDE_LINK138"/>stmtsep] </text:p>
      <text:p text:style-name="P7"><text:s text:c="30"/>[status-stmt stmtsep] </text:p>
      <text:p text:style-name="P7"><text:s text:c="30"/>[description-stmt stmtsep] </text:p>
      <text:p text:style-name="P7"><text:s text:c="30"/>[reference-stmt stmtsep] </text:p>
      <text:p text:style-name="P7"><text:s text:c="27"/>"}" ) </text:p>
      <text:p text:style-name="Standard"/>
      <text:p text:style-name="P7"><text:bookmark-start text:name="DDE_LINK239"/>position-stmt<text:bookmark-end text:name="DDE_LINK239"/> <text:s text:c="9"/>= position-keyword sep position-value-arg-str stmtend </text:p>
      <text:p text:style-name="P7"/>
      <text:p text:style-name="P7">position-value-arg-str = &lt; a string which matches the rule position-value-arg &gt; </text:p>
      <text:p text:style-name="P7"/>
      <text:p text:style-name="P7">position-value-arg <text:s text:c="4"/>= non-negative-decimal-value </text:p>
      <text:p text:style-name="Standard"><text:s/></text:p>
      <text:p text:style-name="P7">status-stmt <text:s text:c="11"/>= status-keyword sep status-arg-str stmtend </text:p>
      <text:p text:style-name="P7"/>
      <text:p text:style-name="P7">status-arg-str <text:s text:c="8"/>= &lt; a string which matches the rule </text:p>
      <text:p text:style-name="P7"><text:s text:c="27"/>status-arg &gt; </text:p>
      <text:p text:style-name="P7"/>
      <text:p text:style-name="P7">status-arg <text:s text:c="12"/>= <text:bookmark-start text:name="DDE_LINK58"/>current-keyword <text:bookmark-end text:name="DDE_LINK58"/>/ </text:p>
      <text:p text:style-name="P7"><text:s text:c="25"/><text:bookmark-start text:name="DDE_LINK59"/>obsolete-keyword<text:bookmark-end text:name="DDE_LINK59"/> / </text:p>
      <text:p text:style-name="P7"><text:s text:c="25"/>deprecated-keyword </text:p>
      <text:p text:style-name="P7"/>
      <text:p text:style-name="P7">config-stmt <text:s text:c="11"/>= config-keyword sep config-arg-str stmtend </text:p>
      <text:p text:style-name="Standard"/>
      <text:p text:style-name="P24">config-arg-str <text:s text:c="8"/>= &lt; a string which matches the rule config-arg &gt; </text:p>
      <text:p text:style-name="P24"/>
      <text:p text:style-name="P24">config-arg <text:s text:c="12"/>= true-keyword / false-keyword </text:p>
      <text:p text:style-name="P24"/>
      <text:p text:style-name="P7">mandatory-stmt <text:s text:c="8"/>= mandatory-keyword sep mandatory-arg-str stmtend </text:p>
      <text:p text:style-name="Standard"/>
      <text:p text:style-name="P7">mandatory-arg-str <text:s text:c="5"/>= &lt; a string which matches the rule mandatory-arg &gt; </text:p>
      <text:p text:style-name="P7"/>
      <text:p text:style-name="P7">mandatory-arg <text:s text:c="9"/>= true-keyword / false-keyword </text:p>
      <text:p text:style-name="P7"/>
      <text:p text:style-name="P7"><text:bookmark-start text:name="DDE_LINK146"/>presence-stmt<text:bookmark-end text:name="DDE_LINK146"/> <text:s text:c="9"/>= presence-keyword sep string stmtend </text:p>
      <text:p text:style-name="Standard"/>
      <text:p text:style-name="P7">ordered-by-stmt <text:s text:c="7"/>= ordered-by-keyword sep <text:bookmark-start text:name="DDE_LINK237"/>ordered-by-arg-str<text:bookmark-end text:name="DDE_LINK237"/> stmtend </text:p>
      <text:p text:style-name="Standard"/>
      <text:p text:style-name="P7">ordered-by-arg-str <text:s text:c="4"/>= &lt; a string which matches the rule ordered-by-arg &gt; </text:p>
      <text:p text:style-name="P7"/>
      <text:p text:style-name="P7">ordered-by-arg <text:s text:c="8"/>= <text:bookmark-start text:name="DDE_LINK157"/>user-keyword <text:bookmark-end text:name="DDE_LINK157"/>/ <text:bookmark-start text:name="DDE_LINK238"/>system-keyword <text:bookmark-end text:name="DDE_LINK238"/></text:p>
      <text:p text:style-name="P7"/>
      <text:p text:style-name="P7">must-stmt <text:s text:c="13"/>= must-keyword sep string optsep </text:p>
      <text:p text:style-name="P7"><text:s text:c="25"/>(";" / </text:p>
      <text:p text:style-name="P7"><text:s text:c="25"/>"{" stmtsep </text:p>
      <text:p text:style-name="P7"><text:s text:c="30"/>;; these stmts can appear in any order </text:p>
      <text:p text:style-name="P7"><text:s text:c="30"/>[error-message-stmt stmtsep] </text:p>
      <text:p text:style-name="P7"><text:soft-page-break/><text:s text:c="30"/>[error-app-tag-stmt stmtsep] </text:p>
      <text:p text:style-name="P7"><text:s text:c="30"/>[description-stmt stmtsep] </text:p>
      <text:p text:style-name="P7"><text:s text:c="30"/>[reference-stmt stmtsep] </text:p>
      <text:p text:style-name="P7"><text:s text:c="27"/>"}") </text:p>
      <text:p text:style-name="P7"/>
      <text:p text:style-name="P7">error-message-stmt <text:s text:c="4"/>= error-message-keyword sep string stmtend </text:p>
      <text:p text:style-name="Standard"/>
      <text:p text:style-name="P7">error-app-tag-stmt <text:s text:c="4"/>= error-app-tag-keyword sep string stmtend </text:p>
      <text:p text:style-name="Standard"/>
      <text:p text:style-name="Standard"/>
      <text:p text:style-name="P7">min-elements-stmt <text:s text:c="5"/>= min-elements-keyword sep min-value-arg-str stmtend; </text:p>
      <text:p text:style-name="P7"/>
      <text:p text:style-name="P7">min-value-arg-str <text:s text:c="5"/>= &lt; a string which matches the rule min-value-arg &gt; </text:p>
      <text:p text:style-name="P7"/>
      <text:p text:style-name="P7">min-value-arg <text:s text:c="9"/>= <text:bookmark-start text:name="DDE_LINK240"/>non-negative-decimal-value<text:bookmark-end text:name="DDE_LINK240"/> </text:p>
      <text:p text:style-name="P7"/>
      <text:p text:style-name="P7">max-elements-stmt <text:s text:c="5"/>= max-elements-keyword sep max-value-arg-str stmtend; </text:p>
      <text:p text:style-name="P7"/>
      <text:p text:style-name="P7">max-value-arg-str <text:s text:c="5"/>= &lt; a string which matches the rule max-value-arg &gt; </text:p>
      <text:p text:style-name="P7"/>
      <text:p text:style-name="P7">max-value-arg <text:s text:c="9"/>= unbounded-keyword / positive-decimal-value </text:p>
      <text:p text:style-name="P7"/>
      <text:p text:style-name="P7">value-stmt <text:s text:c="12"/>= value-keyword sep decimal-value stmtend </text:p>
      <text:p text:style-name="Standard"/>
      <text:p text:style-name="P7">grouping-stmt <text:s text:c="9"/>= grouping-keyword sep identifier-arg-str optsep </text:p>
      <text:p text:style-name="P7"><text:s text:c="25"/>(";" / </text:p>
      <text:p text:style-name="P7"><text:s text:c="26"/>"{" stmtsep </text:p>
      <text:p text:style-name="P7"><text:s text:c="30"/>;; these stmts can appear in any order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text:bookmark-start text:name="DDE_LINK208"/>data-def-stmt<text:bookmark-end text:name="DDE_LINK208"/> stmtsep) </text:p>
      <text:p text:style-name="P7"><text:s text:c="26"/>"}") </text:p>
      <text:p text:style-name="Standard"/>
      <text:p text:style-name="P7">container-stmt <text:s text:c="8"/>= container-keyword sep identifier-arg-str optsep </text:p>
      <text:p text:style-name="P7"><text:s text:c="25"/>(";" / </text:p>
      <text:p text:style-name="P7"><text:s text:c="26"/>"{" stmtsep </text:p>
      <text:p text:style-name="P7"><text:s text:c="30"/>;; these stmts can appear in any order </text:p>
      <text:p text:style-name="P7"><text:s text:c="30"/>[<text:bookmark-start text:name="DDE_LINK148"/>when-stmt<text:bookmark-end text:name="DDE_LINK148"/> stmtsep] </text:p>
      <text:p text:style-name="P7"><text:s text:c="29"/>*(if-feature-stmt stmtsep) </text:p>
      <text:p text:style-name="P7"><text:s text:c="30"/>*(must-stmt stmtsep) </text:p>
      <text:p text:style-name="P7"><text:s text:c="30"/>[presence-stmt stmtsep] </text:p>
      <text:p text:style-name="P8"><text:s text:c="30"/>[<text:bookmark-start text:name="DDE_LINK147"/>config-stmt<text:bookmark-end text:name="DDE_LINK147"/> stmtsep] </text:p>
      <text:p text:style-name="P8"><text:s text:c="30"/>[status-stmt stmtsep] </text:p>
      <text:p text:style-name="P8"><text:s text:c="30"/>[description-stmt stmtsep] </text:p>
      <text:p text:style-name="P8"><text:soft-page-break/><text:s text:c="30"/>[reference-stmt stmtsep] </text:p>
      <text:p text:style-name="P8"><text:s text:c="30"/>*((typedef-stmt / grouping-stmt) stmtsep) </text:p>
      <text:p text:style-name="P7"><text:s text:c="30"/>*(data-def-stmt stmtsep) </text:p>
      <text:p text:style-name="P7"><text:s text:c="26"/>"}") </text:p>
      <text:p text:style-name="Standard"/>
      <text:p text:style-name="P7">leaf-stmt <text:s text:c="13"/>= leaf-keyword sep identifier-arg-str optsep </text:p>
      <text:p text:style-name="P7"><text:s text:c="25"/>"{" stmtsep </text:p>
      <text:p text:style-name="P7"><text:s text:c="29"/>;; these stmts can appear in any order </text:p>
      <text:p text:style-name="P7"><text:s text:c="29"/>[when-stmt stmtsep] </text:p>
      <text:p text:style-name="P7"><text:s text:c="29"/>*(if-feature-stmt stmtsep) </text:p>
      <text:p text:style-name="Standard"><text:s text:c="29"/><text:span text:style-name="T7">type-stmt stmtsep </text:span></text:p>
      <text:p text:style-name="P7"><text:s text:c="29"/>[units-stmt stmtsep] </text:p>
      <text:p text:style-name="P7"><text:s text:c="29"/>*(must-stmt stmtsep) </text:p>
      <text:p text:style-name="P7"><text:s text:c="29"/>[default-stmt stmtsep] </text:p>
      <text:p text:style-name="P7"><text:s text:c="29"/>[config-stmt stmtsep] </text:p>
      <text:p text:style-name="P7"><text:s text:c="29"/>[<text:bookmark-start text:name="DDE_LINK150"/>mandatory-stmt<text:bookmark-end text:name="DDE_LINK150"/> stmtsep] </text:p>
      <text:p text:style-name="P7"><text:s text:c="29"/>[status-stmt stmtsep] </text:p>
      <text:p text:style-name="P7"><text:s text:c="29"/>[description-stmt stmtsep] </text:p>
      <text:p text:style-name="P7"><text:s text:c="29"/>[reference-stmt stmtsep] </text:p>
      <text:p text:style-name="P7"><text:s text:c="26"/>"}" </text:p>
      <text:p text:style-name="Standard"/>
      <text:p text:style-name="P7"><text:bookmark-start text:name="DDE_LINK227"/>leaf-list-stmt <text:s text:c="8"/>= leaf-list-keyword sep identifier-arg-str optsep <text:bookmark-end text:name="DDE_LINK227"/></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type-stmt stmtsep </text:p>
      <text:p text:style-name="P7"><text:s text:c="29"/>[units-stmt stmtsep] </text:p>
      <text:p text:style-name="P7"><text:s text:c="29"/>*(must-stmt stmtsep) </text:p>
      <text:p text:style-name="P7"><text:s text:c="29"/>[config-stmt stmtsep] </text:p>
      <text:p text:style-name="P7"><text:s text:c="29"/>[<text:bookmark-start text:name="DDE_LINK154"/>min-elements-stmt<text:bookmark-end text:name="DDE_LINK154"/> stmtsep] </text:p>
      <text:p text:style-name="P7"><text:s text:c="29"/>[max-elements-stmt stmtsep] </text:p>
      <text:p text:style-name="P7"><text:s text:c="29"/>[<text:bookmark-start text:name="DDE_LINK155"/><text:bookmark-start text:name="DDE_LINK236"/>ordered-by-stmt<text:bookmark-end text:name="DDE_LINK155"/><text:bookmark-end text:name="DDE_LINK236"/> stmtsep] </text:p>
      <text:p text:style-name="P7"><text:s text:c="29"/>[status-stmt stmtsep] </text:p>
      <text:p text:style-name="P7"><text:s text:c="29"/>[description-stmt stmtsep] </text:p>
      <text:p text:style-name="P7"><text:s text:c="29"/>[reference-stmt stmtsep] </text:p>
      <text:p text:style-name="P7"><text:s text:c="26"/>"}" </text:p>
      <text:p text:style-name="P7"/>
      <text:p text:style-name="P7">list-stmt <text:s text:c="8"/>= list-keyword sep identifier-arg-str optsep </text:p>
      <text:p text:style-name="P7"><text:s text:c="29"/>;; these stmts can appear in any order </text:p>
      <text:p text:style-name="P7"><text:s text:c="28"/>[when-stmt stmtsep] </text:p>
      <text:p text:style-name="P7"><text:s text:c="29"/>*(if-feature-stmt stmtsep) </text:p>
      <text:p text:style-name="P7"><text:s text:c="29"/>*(must-stmt stmtsep) </text:p>
      <text:p text:style-name="P7"><text:s text:c="29"/>[<text:bookmark-start text:name="DDE_LINK161"/>key-stmt<text:bookmark-end text:name="DDE_LINK161"/> stmtsep] </text:p>
      <text:p text:style-name="P7"><text:s text:c="29"/>*(<text:bookmark-start text:name="DDE_LINK160"/>unique-stmt<text:bookmark-end text:name="DDE_LINK160"/> stmtsep) </text:p>
      <text:p text:style-name="P7"><text:s text:c="29"/>[config-stmt stmtsep] </text:p>
      <text:p text:style-name="P7"><text:soft-page-break/><text:s text:c="29"/>[min-elements-stmt stmtsep] </text:p>
      <text:p text:style-name="P7"><text:s text:c="29"/>[max-elements-stmt stmtsep] </text:p>
      <text:p text:style-name="P7"><text:s text:c="29"/>[ordered-by-stmt stmtsep] </text:p>
      <text:p text:style-name="P7"><text:s text:c="29"/>[status-stmt stmtsep] </text:p>
      <text:p text:style-name="P7"><text:s text:c="29"/>[description-stmt stmtsep] </text:p>
      <text:p text:style-name="P7"><text:s text:c="29"/>[reference-stmt stmtsep] </text:p>
      <text:p text:style-name="P7"><text:s text:c="29"/>*((typedef-stmt / grouping-stmt) stmtsep) </text:p>
      <text:p text:style-name="P7"><text:s text:c="29"/>1*(data-def-stmt stmtsep) </text:p>
      <text:p text:style-name="P7"><text:s text:c="26"/>"}" </text:p>
      <text:p text:style-name="Standard"/>
      <text:p text:style-name="P7"><text:bookmark-start text:name="DDE_LINK228"/>key-stmt<text:bookmark-end text:name="DDE_LINK228"/> <text:s text:c="14"/>= key-keyword sep key-arg-str stmtend </text:p>
      <text:p text:style-name="P7"/>
      <text:p text:style-name="P7">key-arg-str <text:s text:c="11"/>= &lt; a string which matches the rule key-arg &gt; </text:p>
      <text:p text:style-name="P7"/>
      <text:p text:style-name="P7">key-arg <text:s text:c="15"/>= identifier *(<text:bookmark-start text:name="DDE_LINK226"/>sep<text:bookmark-end text:name="DDE_LINK226"/> identifier) </text:p>
      <text:p text:style-name="P7"/>
      <text:p text:style-name="P7">unique-stmt <text:s text:c="11"/>= unique-keyword sep <text:bookmark-start text:name="DDE_LINK165"/>unique-arg-str<text:bookmark-end text:name="DDE_LINK165"/> stmtend </text:p>
      <text:p text:style-name="P7"/>
      <text:p text:style-name="P7">unique-arg-str <text:s text:c="8"/>= &lt; a string which matches the rule <text:s/>unique-arg &gt; </text:p>
      <text:p text:style-name="P7"/>
      <text:p text:style-name="P7">unique-arg <text:s text:c="12"/>= <text:bookmark-start text:name="DDE_LINK232"/>descendant-schema-nodeid<text:bookmark-end text:name="DDE_LINK232"/> *(sep descendant-schema-nodeid) </text:p>
      <text:p text:style-name="P7"/>
      <text:p text:style-name="P7">choice-stmt <text:s text:c="11"/>= choice-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text:bookmark-start text:name="DDE_LINK242"/>default-stmt<text:bookmark-end text:name="DDE_LINK242"/>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Standard"><text:s text:c="30"/><text:span text:style-name="T7">*((short-case-stmt / case-stmt) stmtsep) </text:span></text:p>
      <text:p text:style-name="P7"><text:s text:c="26"/>"}") </text:p>
      <text:p text:style-name="Standard"/>
      <text:p text:style-name="P7">short-case-stmt <text:s text:c="7"/>= container-stmt / </text:p>
      <text:p text:style-name="P7"><text:s text:c="25"/>leaf-stmt / </text:p>
      <text:p text:style-name="P7"><text:s text:c="25"/>leaf-list-stmt / </text:p>
      <text:p text:style-name="P7"><text:s text:c="25"/>list-stmt / </text:p>
      <text:p text:style-name="P7"><text:s text:c="25"/>anyxml-stmt </text:p>
      <text:p text:style-name="Standard"/>
      <text:p text:style-name="P7">case-stmt <text:s text:c="13"/>= case-keyword sep identifier-arg-str optsep </text:p>
      <text:p text:style-name="P7"><text:s text:c="25"/>(";" / </text:p>
      <text:p text:style-name="P7"><text:s text:c="26"/>"{" stmtsep </text:p>
      <text:p text:style-name="P7"><text:soft-page-break/><text:s text:c="30"/>;; these stmts can appear in any order </text:p>
      <text:p text:style-name="P7"><text:s text:c="30"/>[when-stmt stmtsep]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ext:bookmark-start text:name="DDE_LINK196"/><text:bookmark-start text:name="DDE_LINK207"/>case-data-def-stmt<text:bookmark-end text:name="DDE_LINK196"/><text:bookmark-end text:name="DDE_LINK207"/> stmtsep) </text:p>
      <text:p text:style-name="P7"><text:s text:c="26"/>"}") </text:p>
      <text:p text:style-name="Standard"/>
      <text:p text:style-name="P7">anyxml-stmt <text:s text:c="11"/>= anyxml-keyword sep identifier-arg-str optsep </text:p>
      <text:p text:style-name="P7"><text:s text:c="25"/>(";" / </text:p>
      <text:p text:style-name="P7"><text:s text:c="26"/>"{" stmtsep </text:p>
      <text:p text:style-name="P7"><text:s text:c="30"/>;; these stmts can appear in any order </text:p>
      <text:p text:style-name="P7"><text:s text:c="30"/>[when-stmt stmtsep] </text:p>
      <text:p text:style-name="P7"><text:s text:c="30"/>*(if-feature-stmt stmtsep) </text:p>
      <text:p text:style-name="P7"><text:s text:c="30"/>*(must-stmt stmtsep) </text:p>
      <text:p text:style-name="P7"><text:s text:c="30"/>[config-stmt stmtsep] </text:p>
      <text:p text:style-name="P7"><text:s text:c="30"/>[mandatory-stmt stmtsep] </text:p>
      <text:p text:style-name="P7"><text:s text:c="30"/>[status-stmt stmtsep] </text:p>
      <text:p text:style-name="P7"><text:s text:c="30"/>[description-stmt stmtsep] </text:p>
      <text:p text:style-name="P7"><text:s text:c="30"/>[reference-stmt stmtsep] </text:p>
      <text:p text:style-name="P7"><text:s text:c="27"/>"}") </text:p>
      <text:p text:style-name="Standard"/>
      <text:p text:style-name="P7">uses-stmt <text:s text:c="13"/>= uses-keyword sep identifier-ref-arg-str optsep </text:p>
      <text:p text:style-name="P7"><text:s text:c="25"/>(";" / </text:p>
      <text:p text:style-name="P7"><text:s text:c="26"/>"{" stmtsep </text:p>
      <text:p text:style-name="P7"><text:s text:c="30"/>;; these stmts can appear in any order </text:p>
      <text:p text:style-name="Standard"><text:span text:style-name="T7"><text:s text:c="30"/>[when-stmt stmtsep]</text:span>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refine-stmt stmtsep) </text:p>
      <text:p text:style-name="P7"><text:s text:c="30"/>*(uses-augment-stmt stmtsep) </text:p>
      <text:p text:style-name="P7"><text:s text:c="26"/>"}") </text:p>
      <text:p text:style-name="Standard"/>
      <text:p text:style-name="P7"/>
      <text:p text:style-name="P7">refine-stmt <text:s text:c="11"/>= refine-keyword sep <text:bookmark-start text:name="DDE_LINK248"/>refine-arg-str<text:bookmark-end text:name="DDE_LINK248"/> optsep </text:p>
      <text:p text:style-name="P7"><text:s text:c="25"/>(";" / </text:p>
      <text:p text:style-name="P7"><text:s text:c="26"/>"{" stmtsep </text:p>
      <text:p text:style-name="P7"><text:s text:c="30"/>(<text:bookmark-start text:name="DDE_LINK174"/>refine-container-stmts<text:bookmark-end text:name="DDE_LINK174"/> / <text:s/></text:p>
      <text:p text:style-name="P7"><text:s text:c="31"/>refine-leaf-stmts / </text:p>
      <text:p text:style-name="P7"><text:s text:c="31"/>refine-leaf-list-stmts / </text:p>
      <text:p text:style-name="P7"><text:s text:c="31"/>refine-list-stmts / </text:p>
      <text:p text:style-name="P7"><text:s text:c="31"/>refine-choice-stmts / </text:p>
      <text:p text:style-name="P7"><text:s text:c="31"/>refine-case-stmts / </text:p>
      <text:p text:style-name="P7"><text:soft-page-break/><text:s text:c="31"/>refine-anyxml-stmts) </text:p>
      <text:p text:style-name="P7"><text:s text:c="26"/>"}") </text:p>
      <text:p text:style-name="P7"/>
      <text:p text:style-name="P7">refine-arg-str <text:s text:c="8"/>= &lt; a string which matches the rule <text:s/>refine-arg &gt; </text:p>
      <text:p text:style-name="P7"/>
      <text:p text:style-name="P7">refine-arg <text:s text:c="12"/>= <text:bookmark-start text:name="DDE_LINK172"/><text:bookmark-start text:name="DDE_LINK173"/><text:bookmark-start text:name="DDE_LINK249"/>descendant-schema-nodeid<text:bookmark-end text:name="DDE_LINK172"/><text:bookmark-end text:name="DDE_LINK173"/><text:bookmark-end text:name="DDE_LINK249"/> </text:p>
      <text:p text:style-name="P7"/>
      <text:p text:style-name="P7">refine-container-stmts = ;; these stmts can appear in any order </text:p>
      <text:p text:style-name="P7"><text:s text:c="25"/>*(must-stmt stmtsep) </text:p>
      <text:p text:style-name="P7"><text:s text:c="25"/>[presence-stmt stmtsep] </text:p>
      <text:p text:style-name="P7"><text:s text:c="25"/>[config-stmt stmtsep] </text:p>
      <text:p text:style-name="P7"><text:s text:c="25"/>[description-stmt stmtsep] </text:p>
      <text:p text:style-name="P7"><text:s text:c="25"/>[reference-stmt stmtsep] </text:p>
      <text:p text:style-name="P7"/>
      <text:p text:style-name="P7">refine-leaf-stmts <text:s text:c="5"/>= ;; these stmts can appear in any order </text:p>
      <text:p text:style-name="P7"><text:s text:c="25"/>*(must-stmt stmtsep)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leaf-list-stmts =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list-stmts <text:s text:c="5"/>= ;; these stmts can appear in any order </text:p>
      <text:p text:style-name="P7"><text:s text:c="25"/>*(must-stmt stmtsep) </text:p>
      <text:p text:style-name="P7"><text:s text:c="25"/>[config-stmt stmtsep] </text:p>
      <text:p text:style-name="P7"><text:s text:c="25"/>[min-elements-stmt stmtsep] </text:p>
      <text:p text:style-name="P7"><text:s text:c="25"/>[max-elements-stmt stmtsep] </text:p>
      <text:p text:style-name="P7"><text:s text:c="25"/>[description-stmt stmtsep] </text:p>
      <text:p text:style-name="P7"><text:s text:c="25"/>[reference-stmt stmtsep] </text:p>
      <text:p text:style-name="P7"/>
      <text:p text:style-name="P7">refine-choice-stmts <text:s text:c="3"/>= ;; these stmts can appear in any order </text:p>
      <text:p text:style-name="P7"><text:s text:c="25"/>[default-stmt stmtsep]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refine-case-stmts <text:s text:c="5"/>= ;; these stmts can appear in any order </text:p>
      <text:p text:style-name="P7"><text:soft-page-break/><text:s text:c="25"/>[description-stmt stmtsep] </text:p>
      <text:p text:style-name="P7"><text:s text:c="25"/>[reference-stmt stmtsep] </text:p>
      <text:p text:style-name="P7"/>
      <text:p text:style-name="Standard"/>
      <text:p text:style-name="P7">refine-anyxml-stmts <text:s text:c="3"/>= ;; these stmts can appear in any order </text:p>
      <text:p text:style-name="P7"><text:s text:c="25"/>[config-stmt stmtsep] </text:p>
      <text:p text:style-name="P7"><text:s text:c="25"/>[mandatory-stmt stmtsep] </text:p>
      <text:p text:style-name="P7"><text:s text:c="25"/>[description-stmt stmtsep] </text:p>
      <text:p text:style-name="P7"><text:s text:c="25"/>[reference-stmt stmtsep] </text:p>
      <text:p text:style-name="P7"/>
      <text:p text:style-name="P7"><text:bookmark-start text:name="DDE_LINK177"/>uses-augment-stmt <text:bookmark-end text:name="DDE_LINK177"/><text:s text:c="5"/>= <text:bookmark-start text:name="DDE_LINK215"/>augment<text:bookmark-end text:name="DDE_LINK215"/>-keyword sep <text:bookmark-start text:name="DDE_LINK178"/>uses-augment-arg-str<text:bookmark-end text:name="DDE_LINK178"/>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s text:c="29"/>1*((<text:bookmark-start text:name="DDE_LINK216"/>data-def-stmt stmtsep<text:bookmark-end text:name="DDE_LINK216"/>) / (case-stmt stmtsep)) </text:p>
      <text:p text:style-name="P7"><text:s text:c="26"/>"}" </text:p>
      <text:p text:style-name="Standard"/>
      <text:p text:style-name="P7">uses-augment-arg-str <text:s text:c="2"/>= &lt; a string which matches the rule uses-augment-arg &gt; </text:p>
      <text:p text:style-name="P7"/>
      <text:p text:style-name="P7">uses-augment-arg <text:s text:c="6"/>= <text:bookmark-start text:name="DDE_LINK209"/>descendant-schema-nodeid<text:bookmark-end text:name="DDE_LINK209"/> </text:p>
      <text:p text:style-name="P7"/>
      <text:p text:style-name="P7">augment-stmt <text:s text:c="10"/>= augment-keyword sep <text:bookmark-start text:name="DDE_LINK175"/>augment-arg-str<text:bookmark-end text:name="DDE_LINK175"/> optsep </text:p>
      <text:p text:style-name="P7"><text:s text:c="25"/>"{" stmtsep </text:p>
      <text:p text:style-name="P7"><text:s text:c="29"/>;; these stmts can appear in any order </text:p>
      <text:p text:style-name="P7"><text:s text:c="29"/>[when-stmt stmtsep] </text:p>
      <text:p text:style-name="P7"><text:s text:c="29"/>*(if-feature-stmt stmtsep) </text:p>
      <text:p text:style-name="P7"><text:s text:c="29"/>[status-stmt stmtsep] </text:p>
      <text:p text:style-name="P7"><text:s text:c="29"/>[description-stmt stmtsep] </text:p>
      <text:p text:style-name="P7"><text:s text:c="29"/>[reference-stmt stmtsep] </text:p>
      <text:p text:style-name="P7"><text:bookmark-start text:name="DDE_LINK176"/><text:s text:c="29"/>1*((<text:bookmark-start text:name="DDE_LINK218"/>data-def-stmt<text:bookmark-end text:name="DDE_LINK218"/> stmtsep) / (case-stmt stmtsep)) <text:bookmark-end text:name="DDE_LINK176"/></text:p>
      <text:p text:style-name="P7"><text:s text:c="26"/>"}" </text:p>
      <text:p text:style-name="Standard"/>
      <text:p text:style-name="P7">augment-arg-str <text:s text:c="7"/>= &lt; a string which matches the rule augment-arg &gt; </text:p>
      <text:p text:style-name="P7"/>
      <text:p text:style-name="P7">augment-arg <text:s text:c="11"/>= absolute-schema-nodeid </text:p>
      <text:p text:style-name="P7"/>
      <text:p text:style-name="P7">unknown-statement <text:s text:c="5"/>= prefix ":" <text:bookmark-start text:name="DDE_LINK33"/>identifier<text:bookmark-end text:name="DDE_LINK33"/> [<text:bookmark-start text:name="DDE_LINK194"/>sep<text:bookmark-end text:name="DDE_LINK194"/> string] optsep </text:p>
      <text:p text:style-name="P7"><text:s text:c="25"/><text:bookmark-start text:name="DDE_LINK37"/>(";" / "{" <text:bookmark-start text:name="DDE_LINK107"/>*<text:bookmark-end text:name="DDE_LINK107"/>unknown-statement "}") <text:bookmark-end text:name="DDE_LINK37"/></text:p>
      <text:p text:style-name="P7"/>
      <text:p text:style-name="P7">when-stmt <text:s text:c="13"/>= when-keyword sep string stmtend </text:p>
      <text:p text:style-name="Standard"/>
      <text:p text:style-name="P7">rpc-stmt <text:s text:c="14"/>= rpc-keyword sep identifier-arg-str optsep </text:p>
      <text:p text:style-name="P7"><text:soft-page-break/><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input-stmt stmtsep] </text:p>
      <text:p text:style-name="P7"><text:s text:c="30"/>[output-stmt stmtsep] </text:p>
      <text:p text:style-name="P7"><text:s text:c="26"/>"}") </text:p>
      <text:p text:style-name="Standard"/>
      <text:p text:style-name="P7">input-stmt <text:s text:c="12"/>= input-keyword optsep </text:p>
      <text:p text:style-name="P7"><text:s text:c="25"/>"{" stmtsep </text:p>
      <text:p text:style-name="P7"><text:s text:c="29"/>;; these stmts can appear in any order </text:p>
      <text:p text:style-name="P7"><text:s text:c="29"/>*((typedef-stmt / <text:s/>grouping-stmt) stmtsep) </text:p>
      <text:p text:style-name="P7"><text:s text:c="29"/><text:bookmark-start text:name="DDE_LINK180"/>1*(data-def-stmt stmtsep) <text:bookmark-end text:name="DDE_LINK180"/></text:p>
      <text:p text:style-name="P7"><text:s text:c="25"/>"}" </text:p>
      <text:p text:style-name="P7"/>
      <text:p text:style-name="P7">output-stmt <text:s text:c="11"/>= output-keyword optsep </text:p>
      <text:p text:style-name="P7"><text:s text:c="25"/>"{" stmtsep </text:p>
      <text:p text:style-name="P7"><text:s text:c="29"/>;; these stmts can appear in any order </text:p>
      <text:p text:style-name="P7"><text:s text:c="29"/>*((typedef-stmt / grouping-stmt) stmtsep) </text:p>
      <text:p text:style-name="P7"><text:s text:c="29"/>1*(data-def-stmt stmtsep) </text:p>
      <text:p text:style-name="P7"><text:s text:c="25"/>"}" </text:p>
      <text:p text:style-name="P7"/>
      <text:p text:style-name="P7">notification-stmt <text:s text:c="5"/>= notification-keyword sep identifier-arg-str optsep </text:p>
      <text:p text:style-name="P7"><text:s text:c="25"/>(";" / </text:p>
      <text:p text:style-name="P7"><text:s text:c="26"/>"{" stmtsep </text:p>
      <text:p text:style-name="P7"><text:s text:c="30"/>;; these stmts can appear in any order </text:p>
      <text:p text:style-name="P7"><text:s text:c="30"/>*(if-feature-stmt stmtsep) </text:p>
      <text:p text:style-name="P7"><text:s text:c="30"/>[status-stmt stmtsep] </text:p>
      <text:p text:style-name="P7"><text:s text:c="30"/>[description-stmt stmtsep] </text:p>
      <text:p text:style-name="P7"><text:s text:c="30"/>[reference-stmt stmtsep] </text:p>
      <text:p text:style-name="P7"><text:s text:c="30"/>*((typedef-stmt / grouping-stmt) stmtsep) </text:p>
      <text:p text:style-name="P7"><text:s text:c="30"/>*(data-def-stmt stmtsep) </text:p>
      <text:p text:style-name="P7"><text:s text:c="26"/>"}") </text:p>
      <text:p text:style-name="Standard"/>
      <text:p text:style-name="P18">TODO: <text:s/><text:tab/>1. <text:s/>validate the (deviate-not-supported-stmt / 1*(deviate-add-stmt / deviate-replace-stmt / deviate-delete-stmt)) </text:p>
      <text:p text:style-name="P18"><text:tab/><text:tab/>2. validate deviation-arg-str</text:p>
      <text:p text:style-name="P18"><text:span text:style-name="T7">deviation-stmt <text:s text:c="8"/>= deviation-keyword sep </text:span><text:bookmark-start text:name="DDE_LINK182"/>deviation-arg-str<text:bookmark-end text:name="DDE_LINK182"/><text:span text:style-name="T7"> optsep </text:span></text:p>
      <text:p text:style-name="P7"><text:s text:c="25"/>"{" stmtsep </text:p>
      <text:p text:style-name="P7"><text:s text:c="29"/>;; these stmts can appear in any order </text:p>
      <text:p text:style-name="P7"><text:s text:c="29"/>[description-stmt stmtsep] </text:p>
      <text:p text:style-name="P7"><text:s text:c="29"/>[reference-stmt stmtsep] </text:p>
      <text:p text:style-name="Standard"><text:soft-page-break/><text:span text:style-name="T7"><text:s text:c="29"/></text:span><text:bookmark-start text:name="DDE_LINK183"/><text:span text:style-name="T7">(</text:span><text:bookmark-start text:name="DDE_LINK188"/><text:span text:style-name="T7">deviate-not-supported-stmt</text:span><text:span text:style-name="T14"> </text:span><text:bookmark-end text:name="DDE_LINK188"/><text:span text:style-name="T14">/ 1*</text:span><text:span text:style-name="T7">(deviate-add-stmt / deviate-replace-stmt / deviate-</text:span><text:span text:style-name="T7">delete-stmt)) </text:span><text:bookmark-end text:name="DDE_LINK183"/></text:p>
      <text:p text:style-name="P7"><text:s text:c="25"/>"}" </text:p>
      <text:p text:style-name="Standard"/>
      <text:p text:style-name="P7">deviation-arg-str <text:s text:c="5"/>= &lt; a string which matches the rule deviation-arg &gt; </text:p>
      <text:p text:style-name="P7"/>
      <text:p text:style-name="P7">deviation-arg <text:s text:c="9"/>= absolute-schema-nodeid </text:p>
      <text:p text:style-name="Standard"/>
      <text:p text:style-name="P7"><text:bookmark-start text:name="DDE_LINK185"/>deviate-not-supported-stmt<text:bookmark-end text:name="DDE_LINK185"/> = <text:s text:c="2"/>deviate-keyword sep not-supported-keyword optsep </text:p>
      <text:p text:style-name="P7"><text:s text:c="25"/>(";" / </text:p>
      <text:p text:style-name="P7"><text:s text:c="26"/>"{" stmtsep </text:p>
      <text:p text:style-name="P7"><text:s text:c="26"/>"}") </text:p>
      <text:p text:style-name="P7"/>
      <text:p text:style-name="P7">deviate-add-stmt <text:s text:c="6"/>= deviate-keyword sep add-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
      <text:p text:style-name="P7">deviate-delete-stmt <text:s text:c="3"/>= deviate-keyword sep delete-keyword optsep </text:p>
      <text:p text:style-name="P7"><text:s text:c="25"/>(";" / </text:p>
      <text:p text:style-name="P7"><text:s text:c="26"/>"{" stmtsep </text:p>
      <text:p text:style-name="P7"><text:s text:c="30"/>[units-stmt stmtsep] </text:p>
      <text:p text:style-name="P7"><text:s text:c="30"/>*(must-stmt stmtsep) </text:p>
      <text:p text:style-name="P7"><text:s text:c="30"/>*(unique-stmt stmtsep) </text:p>
      <text:p text:style-name="P7"><text:s text:c="30"/>[default-stmt stmtsep] </text:p>
      <text:p text:style-name="P7"><text:s text:c="26"/>"}") </text:p>
      <text:p text:style-name="Standard"/>
      <text:p text:style-name="P7">deviate-replace-stmt <text:s text:c="2"/>= deviate-keyword sep replace-keyword optsep </text:p>
      <text:p text:style-name="P7"><text:s text:c="25"/>(";" / </text:p>
      <text:p text:style-name="P7"><text:s text:c="25"/>"{" stmtsep </text:p>
      <text:p text:style-name="P7"><text:s text:c="30"/>[type-stmt stmtsep] </text:p>
      <text:p text:style-name="P7"><text:s text:c="30"/>[units-stmt stmtsep] </text:p>
      <text:p text:style-name="P7"><text:s text:c="30"/>[default-stmt stmtsep] </text:p>
      <text:p text:style-name="P7"><text:s text:c="30"/>[config-stmt stmtsep] </text:p>
      <text:p text:style-name="P7"><text:s text:c="30"/>[mandatory-stmt stmtsep] </text:p>
      <text:p text:style-name="P7"><text:s text:c="30"/>[min-elements-stmt stmtsep] </text:p>
      <text:p text:style-name="P7"><text:s text:c="30"/>[max-elements-stmt stmtsep] </text:p>
      <text:p text:style-name="P7"><text:s text:c="26"/>"}") </text:p>
      <text:p text:style-name="Standard"><text:soft-page-break/></text:p>
      <text:p text:style-name="P20">;; Ranges </text:p>
      <text:p text:style-name="Standard">range-arg-str <text:s text:c="9"/>= &lt; a string which matches the rule range-arg &gt; </text:p>
      <text:p text:style-name="Standard"/>
      <text:p text:style-name="Standard">range-arg <text:s text:c="13"/>= range-part *(<text:bookmark-start text:name="DDE_LINK116"/>optsep<text:bookmark-end text:name="DDE_LINK116"/> "|" optsep range-part) </text:p>
      <text:p text:style-name="Standard"/>
      <text:p text:style-name="Standard"><text:bookmark-start text:name="DDE_LINK123"/>range-part<text:bookmark-end text:name="DDE_LINK123"/> <text:s text:c="12"/>= range-boundary [<text:bookmark-start text:name="DDE_LINK124"/>optsep<text:bookmark-end text:name="DDE_LINK124"/> ".." optsep range-boundary] </text:p>
      <text:p text:style-name="Standard"/>
      <text:p text:style-name="Standard">range-boundary <text:s text:c="8"/>= <text:bookmark-start text:name="DDE_LINK117"/><text:span text:style-name="T11">neginf-keyword</text:span><text:bookmark-end text:name="DDE_LINK117"/><text:span text:style-name="T11"> / posinf-keyword / </text:span></text:p>
      <text:p text:style-name="P17"><text:s text:c="25"/><text:bookmark-start text:name="DDE_LINK122"/><text:bookmark-start text:name="DDE_LINK121"/>min-keyword<text:bookmark-end text:name="DDE_LINK121"/> <text:bookmark-end text:name="DDE_LINK122"/>/ max-keyword / </text:p>
      <text:p text:style-name="Standard"><text:span text:style-name="T11"><text:s text:c="25"/>decimal-value / </text:span>float-value </text:p>
      <text:p text:style-name="Standard"/>
      <text:p text:style-name="P15">;; Lengths </text:p>
      <text:p text:style-name="Standard"/>
      <text:p text:style-name="Standard">length-arg-str <text:s text:c="8"/>= &lt; a string which matches the rule length-arg &gt; </text:p>
      <text:p text:style-name="Standard"/>
      <text:p text:style-name="Standard">length-arg <text:s text:c="12"/>= length-part *(optsep "|" optsep length-part) </text:p>
      <text:p text:style-name="Standard"/>
      <text:p text:style-name="Standard">length-part <text:s text:c="11"/>= length-boundary [optsep ".." optsep length-boundary] </text:p>
      <text:p text:style-name="Standard"/>
      <text:p text:style-name="Standard">length-boundary <text:s text:c="7"/>= min-keyword / max-keyword / non-negative-decimal-value </text:p>
      <text:p text:style-name="Standard"><text:s/></text:p>
      <text:p text:style-name="P15">;; Date </text:p>
      <text:p text:style-name="P7">date-arg-str <text:s text:c="10"/>= &lt; a string which matches the rule </text:p>
      <text:p text:style-name="P7"><text:s text:c="27"/>date-arg &gt; </text:p>
      <text:p text:style-name="P7"/>
      <text:p text:style-name="P7">date-arg <text:s text:c="14"/>= 4DIGIT "-" 2DIGIT "-" 2DIGIT </text:p>
      <text:p text:style-name="P18">ISSUE:</text:p>
      <text:p text:style-name="P18">1. date validation is not compelete, for example, <text:s text:c="2"/>such date = 2009-02-30 is considered as valid (any month that has less than 32 days is considered as valid);</text:p>
      <text:p text:style-name="Standard"/>
      <text:p text:style-name="P15">;; <text:bookmark-start text:name="DDE_LINK211"/>Schema Node Identifiers <text:bookmark-end text:name="DDE_LINK211"/></text:p>
      <text:p text:style-name="P7">schema-nodeid <text:s text:c="9"/>= absolute-schema-nodeid / relative-schema-nodeid </text:p>
      <text:p text:style-name="P7"/>
      <text:p text:style-name="P7"><text:bookmark-start text:name="DDE_LINK212"/>absolute-schema-nodeid <text:s/>= 1*("/" node-identifier) <text:bookmark-end text:name="DDE_LINK212"/></text:p>
      <text:p text:style-name="P7"/>
      <text:p text:style-name="P7">relative-schema-nodeid </text:p>
      <text:p text:style-name="P7"><text:s text:c="23"/>= descendant-schema-nodeid / </text:p>
      <text:p text:style-name="P7"><text:s text:c="25"/>(("." / "..") "/" </text:p>
      <text:p text:style-name="P7"><text:s text:c="25"/>*relative-schema-nodeid) </text:p>
      <text:p text:style-name="P7"/>
      <text:p text:style-name="P7"><text:bookmark-start text:name="DDE_LINK213"/>descendant-schema-nodeid= node-identifier absolute-schema-nodeid <text:bookmark-end text:name="DDE_LINK213"/></text:p>
      <text:p text:style-name="Standard"/>
      <text:p text:style-name="P7">node-identifier <text:s text:c="7"/>= [prefix ":"] <text:bookmark-start text:name="DDE_LINK210"/>identifier<text:bookmark-end text:name="DDE_LINK210"/> </text:p>
      <text:p text:style-name="Standard"/>
      <text:p text:style-name="Standard"/>
      <text:p text:style-name="P15"><text:soft-page-break/>;; Instance Identifiers </text:p>
      <text:p text:style-name="Standard"/>
      <text:p text:style-name="Standard">instance-identifier-str = &lt; a string which matches the rule instance-identifier &gt; </text:p>
      <text:p text:style-name="Standard"/>
      <text:p text:style-name="Standard">instance-identifier <text:s text:c="3"/>= absolute-instid / relative-instid </text:p>
      <text:p text:style-name="Standard"/>
      <text:p text:style-name="Standard">absolute-instid <text:s text:c="7"/>= 1*("/" (node-identifier *predicate)) </text:p>
      <text:p text:style-name="Standard"/>
      <text:p text:style-name="Standard">relative-instid <text:s text:c="7"/>= descendant-instid / <text:s/>(("." / "..") "/" <text:s/>*relative-instid) </text:p>
      <text:p text:style-name="Standard"/>
      <text:p text:style-name="Standard">descendant-instid <text:s text:c="5"/>= node-identifier *predicate <text:s/>absolute-instid </text:p>
      <text:p text:style-name="Standard"/>
      <text:p text:style-name="Standard">predicate <text:s text:c="13"/>= "[" *WSP predicate-expr *WSP "]" </text:p>
      <text:p text:style-name="Standard"><text:s/></text:p>
      <text:p text:style-name="Standard">predicate-expr <text:s text:c="8"/>= (node-identifier / ".") *WSP "=" *WSP </text:p>
      <text:p text:style-name="Standard"><text:s text:c="25"/>((DQUOTE string DQUOTE) / </text:p>
      <text:p text:style-name="Standard"><text:s text:c="26"/>(SQUOTE string SQUOTE)) </text:p>
      <text:p text:style-name="Standard">f</text:p>
      <text:p text:style-name="P15">;; leafref path </text:p>
      <text:p text:style-name="Standard">path-arg-str <text:s text:c="10"/>= &lt; a string which matches the rule path-arg &gt; </text:p>
      <text:p text:style-name="Standard"/>
      <text:p text:style-name="Standard">path-arg <text:s text:c="14"/>= absolute-path / relative-path </text:p>
      <text:p text:style-name="Standard"/>
      <text:p text:style-name="Standard">absolute-path <text:s text:c="9"/>= 1*("/" (node-identifier *path-predicate)) </text:p>
      <text:p text:style-name="Standard"/>
      <text:p text:style-name="Standard">relative-path <text:s text:c="9"/>= 1*(".." "/") descendant-path </text:p>
      <text:p text:style-name="Standard"/>
      <text:p text:style-name="Standard">descendant-path <text:s text:c="7"/>= node-identifier [*path-predicate absolute-path] </text:p>
      <text:p text:style-name="Standard"/>
      <text:p text:style-name="Standard">path-predicate <text:s text:c="8"/>= "[" *WSP path-equality-expr *WSP "]" </text:p>
      <text:p text:style-name="Standard"/>
      <text:p text:style-name="Standard">path-equality-expr <text:s text:c="4"/>= node-identifier *WSP "=" *WSP path-key-expr </text:p>
      <text:p text:style-name="Standard"/>
      <text:p text:style-name="Standard">path-key-expr <text:s text:c="9"/>= current-function-invocation *WSP "/" *WSP rel-path-keyexpr </text:p>
      <text:p text:style-name="Standard"/>
      <text:p text:style-name="Standard">rel-path-keyexpr <text:s text:c="6"/>= 1*(".." *WSP "/" *WSP) </text:p>
      <text:p text:style-name="Standard"><text:s text:c="25"/>*(node-identifier *WSP "/" *WSP) </text:p>
      <text:p text:style-name="Standard"><text:s text:c="25"/>node-identifier </text:p>
      <text:p text:style-name="Standard"/>
      <text:p text:style-name="P15">;;; Keywords, using abnfgen's syntax for case-sensitive strings </text:p>
      <text:p text:style-name="Standard"/>
      <text:p text:style-name="P15"><text:bookmark-start text:name="DDE_LINK1"/>;; statment keywords <text:bookmark-end text:name="DDE_LINK1"/></text:p>
      <text:p text:style-name="Standard"><text:span text:style-name="T7">anyxml-keyword <text:s text:c="8"/>= '</text:span><text:bookmark-start text:name="DDE_LINK94"/><text:span text:style-name="T7">anyxml</text:span><text:bookmark-end text:name="DDE_LINK94"/><text:span text:style-name="T7">'</text:span> </text:p>
      <text:p text:style-name="P7">argument-keyword <text:s text:c="6"/>= 'argument' </text:p>
      <text:p text:style-name="P7">augment-keyword <text:s text:c="7"/>= 'augment' </text:p>
      <text:p text:style-name="P7"><text:bookmark-start text:name="DDE_LINK69"/>base-keyword <text:s text:c="10"/>= 'base' <text:bookmark-end text:name="DDE_LINK69"/></text:p>
      <text:p text:style-name="P7"><text:soft-page-break/>belongs-to-keyword <text:s text:c="4"/>= 'belongs-to' </text:p>
      <text:p text:style-name="P7">bit-keyword <text:s text:c="11"/>= 'bit' </text:p>
      <text:p text:style-name="P7">case-keyword <text:s text:c="10"/>= 'case' </text:p>
      <text:p text:style-name="P7">choice-keyword <text:s text:c="8"/>= 'choice' </text:p>
      <text:p text:style-name="P7">config-keyword <text:s text:c="8"/>= 'config' </text:p>
      <text:p text:style-name="P7">contact-keyword <text:s text:c="7"/>= 'contact' </text:p>
      <text:p text:style-name="P7">container-keyword <text:s text:c="5"/>= 'container' </text:p>
      <text:p text:style-name="P7">default-keyword <text:s text:c="7"/>= 'default' </text:p>
      <text:p text:style-name="P7">description-keyword <text:s text:c="3"/>= 'description' </text:p>
      <text:p text:style-name="P7">enum-keyword <text:s text:c="10"/>= '<text:bookmark-start text:name="DDE_LINK134"/>enum<text:bookmark-end text:name="DDE_LINK134"/>' </text:p>
      <text:p text:style-name="P7">error-app-tag-keyword <text:s/>= '<text:bookmark-start text:name="DDE_LINK95"/>error-app-tag<text:bookmark-end text:name="DDE_LINK95"/>' </text:p>
      <text:p text:style-name="P7">error-message-keyword <text:s/>= '<text:bookmark-start text:name="DDE_LINK89"/>error-message<text:bookmark-end text:name="DDE_LINK89"/>' </text:p>
      <text:p text:style-name="P7">extension-keyword <text:s text:c="5"/>= 'extension' </text:p>
      <text:p text:style-name="P7"><text:bookmark-start text:name="DDE_LINK70"/>deviation-keyword <text:s text:c="5"/>= 'deviation' <text:bookmark-end text:name="DDE_LINK70"/></text:p>
      <text:p text:style-name="Standard"><text:bookmark-start text:name="DDE_LINK71"/><text:span text:style-name="T7">deviate-keyword <text:s text:c="7"/>= 'deviate'</text:span><text:bookmark-end text:name="DDE_LINK71"/> </text:p>
      <text:p text:style-name="P7"><text:bookmark-start text:name="DDE_LINK72"/>feature-keyword <text:s text:c="7"/>= 'feature' <text:bookmark-end text:name="DDE_LINK72"/></text:p>
      <text:p text:style-name="P7">grouping-keyword <text:s text:c="6"/>= 'grouping' </text:p>
      <text:p text:style-name="P7"><text:bookmark-start text:name="DDE_LINK73"/>identity-keyword <text:s text:c="6"/>= 'identity' <text:bookmark-end text:name="DDE_LINK73"/></text:p>
      <text:p text:style-name="P7"><text:bookmark-start text:name="DDE_LINK74"/>if-feature-keyword<text:bookmark-end text:name="DDE_LINK74"/> <text:s text:c="4"/>= '<text:bookmark-start text:name="DDE_LINK140"/>if-feature<text:bookmark-end text:name="DDE_LINK140"/>' </text:p>
      <text:p text:style-name="P7">import-keyword <text:s text:c="8"/>= 'import' </text:p>
      <text:p text:style-name="Standard"><text:span text:style-name="T7">include-keyword <text:s text:c="7"/>= 'include'</text:span> </text:p>
      <text:p text:style-name="P7">input-keyword <text:s text:c="9"/>= 'input' </text:p>
      <text:p text:style-name="P7">key-keyword <text:s text:c="11"/>= 'key' </text:p>
      <text:p text:style-name="P7">leaf-keyword <text:s text:c="10"/>= 'leaf' </text:p>
      <text:p text:style-name="P7">leaf-list-keyword <text:s text:c="5"/>= '<text:bookmark-start text:name="DDE_LINK93"/>leaf-list<text:bookmark-end text:name="DDE_LINK93"/>' </text:p>
      <text:p text:style-name="P7">length-keyword <text:s text:c="8"/>= 'length' </text:p>
      <text:p text:style-name="P7">list-keyword <text:s text:c="10"/>= 'list' </text:p>
      <text:p text:style-name="P7">mandatory-keyword <text:s text:c="5"/>= 'mandatory' </text:p>
      <text:p text:style-name="P7">max-elements-keyword <text:s text:c="2"/>= '<text:bookmark-start text:name="DDE_LINK156"/>max-elements'<text:bookmark-end text:name="DDE_LINK156"/> </text:p>
      <text:p text:style-name="P7">min-elements-keyword <text:s text:c="2"/>= 'min-elements' </text:p>
      <text:p text:style-name="P7">module-keyword <text:s text:c="8"/>= 'module' </text:p>
      <text:p text:style-name="P7">must-keyword <text:s text:c="10"/>= 'must' </text:p>
      <text:p text:style-name="P7">namespace-keyword <text:s text:c="5"/>= 'namespace' </text:p>
      <text:p text:style-name="P7">notification-keyword <text:s text:c="2"/>= 'notification' </text:p>
      <text:p text:style-name="P7">ordered-by-keyword <text:s text:c="4"/>= '<text:bookmark-start text:name="DDE_LINK158"/>ordered-by<text:bookmark-end text:name="DDE_LINK158"/>' </text:p>
      <text:p text:style-name="P7">organization-keyword <text:s text:c="2"/>= 'organization' </text:p>
      <text:p text:style-name="P7">output-keyword <text:s text:c="8"/>= 'output' </text:p>
      <text:p text:style-name="P7">path-keyword <text:s text:c="10"/>= 'path' </text:p>
      <text:p text:style-name="P7">pattern-keyword <text:s text:c="7"/>= 'pattern' </text:p>
      <text:p text:style-name="P7"><text:bookmark-start text:name="DDE_LINK75"/>position-keyword <text:s text:c="6"/>= 'position' <text:bookmark-end text:name="DDE_LINK75"/></text:p>
      <text:p text:style-name="P7">prefix-keyword <text:s text:c="8"/>= 'prefix' </text:p>
      <text:p text:style-name="P7"><text:bookmark-start text:name="DDE_LINK76"/>presence-keyword <text:s text:c="6"/>= 'presence' <text:bookmark-end text:name="DDE_LINK76"/></text:p>
      <text:p text:style-name="P7">range-keyword <text:s text:c="9"/>= 'range' </text:p>
      <text:p text:style-name="P7">reference-keyword <text:s text:c="5"/>= 'reference' </text:p>
      <text:p text:style-name="P7"><text:bookmark-start text:name="DDE_LINK77"/>refine-keyword <text:s text:c="8"/>= 'refine' <text:bookmark-end text:name="DDE_LINK77"/></text:p>
      <text:p text:style-name="P7"><text:bookmark-start text:name="DDE_LINK78"/>require-instance-keyword<text:bookmark-end text:name="DDE_LINK78"/> = 'require-instance' </text:p>
      <text:p text:style-name="P7"><text:soft-page-break/>revision-keyword <text:s text:c="6"/>= 'revision' </text:p>
      <text:p text:style-name="P7">rpc-keyword <text:s text:c="11"/>= 'rpc' </text:p>
      <text:p text:style-name="P7">status-keyword <text:s text:c="8"/>= 'status' </text:p>
      <text:p text:style-name="P7">submodule-keyword <text:s text:c="5"/>= 'submodule' </text:p>
      <text:p text:style-name="P7">type-keyword <text:s text:c="10"/>= 'type' </text:p>
      <text:p text:style-name="P7">typedef-keyword <text:s text:c="7"/>= 'typedef' </text:p>
      <text:p text:style-name="P7">unique-keyword <text:s text:c="8"/>= 'unique' </text:p>
      <text:p text:style-name="P7">units-keyword <text:s text:c="9"/>= 'units' </text:p>
      <text:p text:style-name="P7">uses-keyword <text:s text:c="10"/>= 'uses' </text:p>
      <text:p text:style-name="P7">value-keyword <text:s text:c="9"/>= 'value' </text:p>
      <text:p text:style-name="P7">when-keyword <text:s text:c="10"/>= 'when' </text:p>
      <text:p text:style-name="P7">yang-version-keyword <text:s text:c="2"/>= '<text:bookmark-start text:name="DDE_LINK26"/><text:bookmark-start text:name="DDE_LINK27"/>yang-version<text:bookmark-end text:name="DDE_LINK26"/><text:bookmark-end text:name="DDE_LINK27"/>' </text:p>
      <text:p text:style-name="P7"><text:bookmark-start text:name="DDE_LINK79"/>yin-element-keyword <text:s text:c="3"/>= '<text:bookmark-start text:name="DDE_LINK108"/>yin-element<text:bookmark-end text:name="DDE_LINK108"/>' <text:bookmark-end text:name="DDE_LINK79"/></text:p>
      <text:p text:style-name="Standard"/>
      <text:p text:style-name="P15">;; other keywords </text:p>
      <text:p text:style-name="P7">add-keyword <text:s text:c="11"/>= '<text:bookmark-start text:name="DDE_LINK187"/>add<text:bookmark-end text:name="DDE_LINK187"/>' </text:p>
      <text:p text:style-name="P7">current-keyword <text:s text:c="7"/>= 'current' </text:p>
      <text:p text:style-name="P7">delete-keyword <text:s text:c="8"/>= 'delete' </text:p>
      <text:p text:style-name="P7">deprecated-keyword <text:s text:c="4"/>= '<text:span text:style-name="T8">deprecated</text:span>' </text:p>
      <text:p text:style-name="Standard"><text:span text:style-name="T7">false-keyword <text:s text:c="9"/>= 'false'</text:span> </text:p>
      <text:p text:style-name="P7">max-keyword <text:s text:c="11"/>= 'max' </text:p>
      <text:p text:style-name="P7">min-keyword <text:s text:c="11"/>= 'min' </text:p>
      <text:p text:style-name="P7">nan-keyword <text:s text:c="11"/>= 'NaN' </text:p>
      <text:p text:style-name="P7">neginf-keyword <text:s text:c="8"/>= '<text:bookmark-start text:name="DDE_LINK119"/>-INF'<text:bookmark-end text:name="DDE_LINK119"/> </text:p>
      <text:p text:style-name="P7">not-supported-keyword <text:s/>= '<text:bookmark-start text:name="DDE_LINK184"/><text:bookmark-start text:name="DDE_LINK186"/>not-supported'<text:bookmark-end text:name="DDE_LINK184"/><text:bookmark-end text:name="DDE_LINK186"/> </text:p>
      <text:p text:style-name="P7">obsolete-keyword <text:s text:c="6"/>= 'obsolete' </text:p>
      <text:p text:style-name="P7">posinf-keyword <text:s text:c="8"/>= 'INF' </text:p>
      <text:p text:style-name="P7">replace-keyword <text:s text:c="7"/>= 'replace' </text:p>
      <text:p text:style-name="P7">system-keyword <text:s text:c="8"/>= 'system' </text:p>
      <text:p text:style-name="P7">true-keyword <text:s text:c="10"/>= 'true' </text:p>
      <text:p text:style-name="P7">unbounded-keyword <text:s text:c="5"/>= 'unbounded' </text:p>
      <text:p text:style-name="P7">user-keyword <text:s text:c="10"/>= 'user' </text:p>
      <text:p text:style-name="Standard"/>
      <text:p text:style-name="Standard">current-function-invocation = current-keyword *WSP "(" *WSP ")" </text:p>
      <text:p text:style-name="Standard"/>
      <text:p text:style-name="P15">;; Basic Rules </text:p>
      <text:p text:style-name="Standard"/>
      <text:p text:style-name="P7">prefix-arg-str <text:s text:c="8"/>= &lt; a string which matches the rule prefix-arg &gt; </text:p>
      <text:p text:style-name="P7"/>
      <text:p text:style-name="P7">prefix-arg <text:s text:c="12"/>= prefix </text:p>
      <text:p text:style-name="P7"/>
      <text:p text:style-name="P7">prefix <text:s text:c="16"/>= identifier </text:p>
      <text:p text:style-name="P7"/>
      <text:p text:style-name="P7">identifier-arg-str <text:s text:c="4"/>= &lt; a string which matches the rule identifier-arg &gt; </text:p>
      <text:p text:style-name="Standard"/>
      <text:p text:style-name="P7">identifier-arg <text:s text:c="8"/>= identifier </text:p>
      <text:p text:style-name="Standard"><text:soft-page-break/></text:p>
      <text:p text:style-name="P7"><text:bookmark-start text:name="DDE_LINK18"/>identifier <text:s text:c="12"/>= (ALPHA / "_") </text:p>
      <text:p text:style-name="P7"><text:s text:c="25"/>*(<text:bookmark-start text:name="DDE_LINK193"/>ALPHA <text:bookmark-end text:name="DDE_LINK193"/>/ DIGIT / "_" / "-" / ".") </text:p>
      <text:p text:style-name="P7"><text:bookmark-end text:name="DDE_LINK18"/></text:p>
      <text:p text:style-name="P7">identifier-ref-arg-str = &lt; a string which matches the rule <text:s/>identifier-ref-arg &gt; </text:p>
      <text:p text:style-name="P7"><text:s/></text:p>
      <text:p text:style-name="P7">identifier-ref-arg <text:s text:c="4"/>= [prefix ":"] identifier </text:p>
      <text:p text:style-name="Standard"/>
      <text:p text:style-name="P7">string <text:s text:c="16"/>= &lt; an unquoted string as returned by the scanner &gt; </text:p>
      <text:p text:style-name="P7"/>
      <text:p text:style-name="P7">decimal-value <text:s text:c="9"/>= ("-" non-negative-decimal-value) <text:s/>/ non-negative-decimal-value </text:p>
      <text:p text:style-name="P7"/>
      <text:p text:style-name="P7">non-negative-decimal-value = "0" / positive-decimal-value </text:p>
      <text:p text:style-name="Standard"/>
      <text:p text:style-name="P7">positive-decimal-value = (non-zero-digit *DIGIT) </text:p>
      <text:p text:style-name="Standard"/>
      <text:p text:style-name="Standard"><text:bookmark-start text:name="DDE_LINK118"/>zero-decimal-value<text:bookmark-end text:name="DDE_LINK118"/> <text:s text:c="4"/>= 1*DIGIT </text:p>
      <text:p text:style-name="Standard"/>
      <text:p text:style-name="P7"><text:bookmark-start text:name="DDE_LINK16"/><text:bookmark-start text:name="DDE_LINK32"/>stmtend<text:bookmark-end text:name="DDE_LINK32"/> <text:s text:c="15"/>= ";" / "{" *<text:bookmark-start text:name="DDE_LINK36"/><text:bookmark-start text:name="DDE_LINK31"/>unknown-statement<text:bookmark-end text:name="DDE_LINK31"/> <text:bookmark-end text:name="DDE_LINK36"/>"}" <text:bookmark-end text:name="DDE_LINK16"/></text:p>
      <text:p text:style-name="Standard"/>
      <text:p text:style-name="P7"><text:bookmark-start text:name="DDE_LINK13"/><text:bookmark-start text:name="DDE_LINK14"/>sep <text:s text:c="19"/>= 1*(<text:bookmark-start text:name="DDE_LINK230"/>WSP<text:bookmark-end text:name="DDE_LINK230"/> / line-break) </text:p>
      <text:p text:style-name="P7"><text:bookmark-end text:name="DDE_LINK14"/><text:s text:c="25"/>; unconditional separator </text:p>
      <text:p text:style-name="P7"><text:bookmark-end text:name="DDE_LINK13"/></text:p>
      <text:p text:style-name="P7"><text:bookmark-start text:name="DDE_LINK12"/>optsep <text:s text:c="16"/>= *(WSP / line-break) <text:bookmark-end text:name="DDE_LINK12"/></text:p>
      <text:p text:style-name="P7"><text:bookmark-start text:name="DDE_LINK15"/>stmtsep <text:s text:c="15"/>= *(WSP / line-break <text:bookmark-end text:name="DDE_LINK15"/>/ <text:bookmark-start text:name="DDE_LINK34"/>unknown-statement<text:bookmark-end text:name="DDE_LINK34"/><text:tab/>) </text:p>
      <text:p text:style-name="P17"/>
      <text:p text:style-name="P7"><text:bookmark-start text:name="DDE_LINK11"/>line-break <text:s text:c="12"/>= CRLF / LF <text:bookmark-end text:name="DDE_LINK11"/></text:p>
      <text:p text:style-name="Standard"/>
      <text:p text:style-name="P7"><text:bookmark-start text:name="DDE_LINK120"/>non-zero-digit <text:s text:c="8"/>= %x31-39<text:bookmark-end text:name="DDE_LINK120"/> </text:p>
      <text:p text:style-name="Standard"/>
      <text:p text:style-name="Standard">float-value <text:s text:c="11"/>= neginf-keyword / </text:p>
      <text:p text:style-name="Standard"><text:s text:c="25"/>posinf-keyword / </text:p>
      <text:p text:style-name="Standard"><text:s text:c="25"/>nan-keyword / </text:p>
      <text:p text:style-name="Standard"><text:s text:c="25"/>decimal-value "." zero-decimal-value </text:p>
      <text:p text:style-name="Standard"><text:s text:c="28"/>*1("E" ("+"/"-") zero-decimal-value) </text:p>
      <text:p text:style-name="Standard"/>
      <text:p text:style-name="P7">SQUOTE <text:s text:c="16"/>= %x27 </text:p>
      <text:p text:style-name="P7"><text:s text:c="25"/>; ' (Single Quote) </text:p>
      <text:p text:style-name="P7"/>
      <text:p text:style-name="P15">;; </text:p>
      <text:p text:style-name="P15">;;<text:bookmark-start text:name="DDE_LINK6"/> <text:bookmark-start text:name="DDE_LINK7"/>RFC 4234 core rules. <text:bookmark-end text:name="DDE_LINK6"/><text:bookmark-end text:name="DDE_LINK7"/></text:p>
      <text:p text:style-name="P15">;; </text:p>
      <text:p text:style-name="P15"/>
      <text:p text:style-name="P7"><text:bookmark-start text:name="DDE_LINK4"/><text:bookmark-start text:name="DDE_LINK8"/>ALPHA <text:s text:c="17"/>= %x41-5A / %x61-7A </text:p>
      <text:p text:style-name="P7"><text:s text:c="25"/>; A-Z / a-z </text:p>
      <text:p text:style-name="P7"><text:bookmark-end text:name="DDE_LINK4"/><text:bookmark-end text:name="DDE_LINK8"/></text:p>
      <text:p text:style-name="P7"><text:bookmark-start text:name="DDE_LINK5"/><text:soft-page-break/>CR <text:s text:c="20"/>= %x0D <text:bookmark-end text:name="DDE_LINK5"/></text:p>
      <text:p text:style-name="P7"><text:s text:c="25"/>; carriage return </text:p>
      <text:p text:style-name="P7"/>
      <text:p text:style-name="P7"><text:bookmark-start text:name="DDE_LINK10"/>CRLF <text:s text:c="18"/>= CR LF<text:bookmark-end text:name="DDE_LINK10"/> </text:p>
      <text:p text:style-name="P7"><text:s text:c="25"/>; Internet standard newline </text:p>
      <text:p text:style-name="P7"/>
      <text:p text:style-name="P7"><text:bookmark-start text:name="DDE_LINK17"/>DIGIT <text:s text:c="17"/>= %x30-39 </text:p>
      <text:p text:style-name="P7"><text:s text:c="25"/>; 0-9 </text:p>
      <text:p text:style-name="P7"><text:bookmark-end text:name="DDE_LINK17"/></text:p>
      <text:p text:style-name="P7">DQUOTE <text:s text:c="16"/>= %x22 </text:p>
      <text:p text:style-name="P7"><text:s text:c="25"/>; " (Double Quote) </text:p>
      <text:p text:style-name="P7"/>
      <text:p text:style-name="Standard">HEXDIG <text:s text:c="16"/>= DIGIT / </text:p>
      <text:p text:style-name="Standard"><text:s text:c="25"/>%x61 / %x62 / %x63 / %x64 / %x65 / %x66 </text:p>
      <text:p text:style-name="Standard"><text:s text:c="25"/>; only lower-case a..f </text:p>
      <text:p text:style-name="Standard"/>
      <text:p text:style-name="P7">HTAB <text:s text:c="18"/>= %x09 </text:p>
      <text:p text:style-name="P7"><text:s text:c="25"/>; horizontal tab </text:p>
      <text:p text:style-name="P7"/>
      <text:p text:style-name="P7"><text:bookmark-start text:name="DDE_LINK9"/>LF <text:s text:c="20"/>= %x0A </text:p>
      <text:p text:style-name="P7"><text:s text:c="25"/>; linefeed </text:p>
      <text:p text:style-name="P7"><text:bookmark-end text:name="DDE_LINK9"/></text:p>
      <text:p text:style-name="P7">SP <text:s text:c="20"/>= %x20 </text:p>
      <text:p text:style-name="P7"><text:s text:c="25"/>; space </text:p>
      <text:p text:style-name="P7"/>
      <text:p text:style-name="P7">VCHAR <text:s text:c="17"/>= %x<text:bookmark-start text:name="DDE_LINK2"/>21<text:bookmark-end text:name="DDE_LINK2"/>-<text:bookmark-start text:name="DDE_LINK3"/>7E <text:bookmark-end text:name="DDE_LINK3"/></text:p>
      <text:p text:style-name="P7"><text:s text:c="24"/>; visible (printing) characters </text:p>
      <text:p text:style-name="P16">NOTE: in our code it is defined as 0x21-0xFF</text:p>
      <text:p text:style-name="P7"/>
      <text:p text:style-name="P7">WSP <text:s text:c="19"/>= SP / HTAB; white space </text:p>
      <text:p text:style-name="P1"/>
      <text:p text:style-name="P1">;; <text:s/>Built-in types</text:p>
      <text:p text:style-name="P12"><text:s/>+---------------------+-------------+-------------------------------+</text:p>
      <text:p text:style-name="P12"><text:s text:c="3"/>| Name <text:s text:c="15"/><text:tab/>| Type <text:s text:c="7"/><text:tab/>| Description <text:s text:c="18"/><text:tab/>|</text:p>
      <text:p text:style-name="P12"><text:s text:c="3"/>+---------------------+-------------+-------------------------------+</text:p>
      <text:p text:style-name="P12"><text:s text:c="3"/>| <text:bookmark-start text:name="DDE_LINK197"/>binary<text:bookmark-end text:name="DDE_LINK197"/> <text:s text:c="13"/><text:tab/>| Text <text:s text:c="7"/><text:tab/>| Any binary data <text:s text:c="14"/><text:tab/>|</text:p>
      <text:p text:style-name="P12"><text:s text:c="3"/>| <text:bookmark-start text:name="DDE_LINK198"/>bits<text:bookmark-end text:name="DDE_LINK198"/> <text:s text:c="15"/><text:tab/>| Text/Number | A set of bits or flags <text:s text:c="7"/><text:tab/>|</text:p>
      <text:p text:style-name="P12"><text:s text:c="3"/>| <text:bookmark-start text:name="DDE_LINK200"/>boolean<text:bookmark-end text:name="DDE_LINK200"/> <text:s text:c="12"/><text:tab/>| Text <text:s text:c="7"/><text:tab/>| "true" or "false" <text:s text:c="12"/><text:tab/>|</text:p>
      <text:p text:style-name="P12"><text:s text:c="3"/>| empty <text:s text:c="14"/><text:tab/>| Empty <text:s text:c="6"/><text:tab/>| A leaf that does not have an |</text:p>
      <text:p text:style-name="P12"><text:s text:c="3"/>| <text:s text:c="20"/><text:tab/>| <text:s text:c="12"/><text:tab/>| value <text:s text:c="24"/><text:tab/><text:tab/>|</text:p>
      <text:p text:style-name="P12"><text:s text:c="3"/>| <text:bookmark-start text:name="DDE_LINK201"/>enumeration<text:bookmark-end text:name="DDE_LINK201"/> <text:s text:c="8"/><text:tab/>| Text/Number | Enumerated strings with <text:s text:c="5"/>|</text:p>
      <text:p text:style-name="P10"><text:span text:style-name="T9"><text:s text:c="3"/>| <text:s text:c="20"/><text:tab/>| <text:s text:c="12"/><text:tab/>| associated numeric values <text:s text:c="3"/></text:span>|</text:p>
      <text:p text:style-name="P12"><text:s text:c="3"/>| float32 <text:s text:c="12"/><text:tab/>| Number <text:s text:c="5"/><text:tab/>| 32-bit IEEE floating point <text:s text:c="3"/>|</text:p>
      <text:p text:style-name="P12"><text:s text:c="3"/>| <text:s text:c="20"/><text:tab/>| <text:s text:c="12"/><text:tab/>| real number <text:s text:c="18"/><text:tab/> |</text:p>
      <text:p text:style-name="P12"><text:s text:c="3"/>| float64 <text:s text:c="12"/><text:tab/>| Number <text:s text:c="5"/><text:tab/>| 64-bit IEEE floating point <text:s text:c="3"/>|</text:p>
      <text:p text:style-name="P12"><text:s text:c="3"/>| <text:s text:c="20"/><text:tab/>| <text:s text:c="12"/><text:tab/>| real number <text:s text:c="18"/><text:tab/> |</text:p>
      <text:p text:style-name="P12"><text:soft-page-break/><text:s text:c="3"/>| <text:bookmark-start text:name="DDE_LINK202"/>identityref<text:bookmark-end text:name="DDE_LINK202"/> <text:s text:c="8"/><text:tab/>| Text <text:s text:c="7"/><text:tab/>| A reference to an abstract <text:s text:c="5"/>|</text:p>
      <text:p text:style-name="P12"><text:s text:c="3"/>| <text:s text:c="20"/><text:tab/>| <text:s text:c="12"/><text:tab/>| identity <text:s text:c="21"/><text:tab/> | </text:p>
      <text:p text:style-name="P14"><text:s text:c="3"/>| <text:bookmark-start text:name="DDE_LINK203"/><text:bookmark-start text:name="DDE_LINK199"/>instance-identifier<text:bookmark-end text:name="DDE_LINK203"/><text:bookmark-end text:name="DDE_LINK199"/> <text:tab/>| Text <text:s text:c="7"/><text:tab/>| References a data tree node <text:s text:c="2"/>|</text:p>
      <text:p text:style-name="P12"><text:s text:c="3"/>| int8 <text:s text:c="15"/><text:tab/>| Number <text:s text:c="5"/><text:tab/>| 8-bit signed integer <text:s text:c="9"/><text:tab/> |</text:p>
      <text:p text:style-name="P12"><text:s text:c="3"/>| int16` <text:s text:c="14"/><text:tab/>| Number <text:s text:c="5"/><text:tab/>| 16-bit signed integer <text:s text:c="8"/><text:tab/> |</text:p>
      <text:p text:style-name="P12"><text:s text:c="3"/>| int32 <text:s text:c="14"/><text:tab/>| Number <text:s text:c="5"/><text:tab/>| 32-bit signed integer <text:s text:c="8"/><text:tab/> |</text:p>
      <text:p text:style-name="P12"><text:s text:c="3"/>| int64 <text:s text:c="14"/><text:tab/>| Number <text:s text:c="5"/><text:tab/>| 64-bit signed integer <text:s text:c="8"/><text:tab/>|</text:p>
      <text:p text:style-name="P12"><text:s text:c="3"/>| <text:bookmark-start text:name="DDE_LINK204"/>leafref<text:bookmark-end text:name="DDE_LINK204"/> <text:s text:c="12"/><text:tab/>| Text/Number | A reference to a leaf <text:s text:c="8"/><text:tab/>|</text:p>
      <text:p text:style-name="P12"><text:s text:c="3"/>| <text:s text:c="20"/><text:tab/>| <text:s text:c="12"/><text:tab/>| instance <text:s text:c="21"/><text:tab/>|</text:p>
      <text:p text:style-name="P12"><text:s text:c="3"/>| string <text:s text:c="13"/><text:tab/>| Text <text:s text:c="7"/><text:tab/>| Human readable string <text:s text:c="8"/>|</text:p>
      <text:p text:style-name="P12"><text:s text:c="3"/>| <text:bookmark-start text:name="DDE_LINK205"/>uint8<text:bookmark-end text:name="DDE_LINK205"/> <text:s text:c="14"/><text:tab/>| Number <text:s text:c="5"/><text:tab/>| 8-bit unsigned integer <text:s text:c="7"/><text:tab/>|</text:p>
      <text:p text:style-name="P12"><text:s text:c="3"/>| uint16 <text:s text:c="13"/><text:tab/>| Number <text:s text:c="5"/><text:tab/>| 16-bit unsigned integer <text:s text:c="6"/><text:tab/>|</text:p>
      <text:p text:style-name="P12"><text:s text:c="3"/>| uint32 <text:s text:c="13"/><text:tab/>| Number <text:s text:c="5"/><text:tab/>| 32-bit unsigned integer <text:s text:c="6"/><text:tab/>|</text:p>
      <text:p text:style-name="P12"><text:s text:c="3"/>| uint64 <text:s text:c="13"/><text:tab/>| Number <text:s text:c="5"/><text:tab/>| 64-bit unsigned integer <text:s text:c="6"/><text:tab/>|</text:p>
      <text:p text:style-name="P12"><text:s text:c="3"/>| union <text:s text:c="14"/><text:tab/>| Text/Number | Choice of member types <text:s text:c="7"/>|</text:p>
      <text:p text:style-name="P12"><text:s text:c="3"/>+---------------------+-------------+-------------------------------+</text:p>
      <text:p text:style-name="P1"/>
      <text:p text:style-name="P1"/>
      <text:p text:style-name="P1">Datastructures:</text:p>
      <text:p text:style-name="P9">Common fields for all YANG nodes (DECLARATON_TYPE, VALUE are also included):</text:p>
      <text:list text:style-name="L6">
        <text:list-item>
          <text:p text:style-name="P40">config</text:p>
          <text:p text:style-name="P33">If "config" is not specified, the default is the same as the parent node's (in the data model) "config" value. <text:s/>If the top node does not specify a "config" statement, the default is "true". </text:p>
        </text:list-item>
        <text:list-item>
          <text:p text:style-name="P40">status</text:p>
          <text:p text:style-name="P33">If no status is specified, the default is "current". </text:p>
        </text:list-item>
        <text:list-item>
          <text:p text:style-name="P40">description;</text:p>
        </text:list-item>
        <text:list-item>
          <text:p text:style-name="P40">reference;</text:p>
        </text:list-item>
      </text:list>
      <text:p text:style-name="P1"/>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pitch="variable"/>
    <style:font-face style:name="Nimbus Roman No9 L" svg:font-family="'Nimbus Roman No9 L'" style:font-family-generic="roman" style:font-pitch="variable"/>
    <style:font-face style:name="Nimbus Roman No9 L1" svg:font-family="'Nimbus Roman No9 L', 'Times New Roman'" style:font-family-generic="roman"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Nimbus Roman No9 L1" fo:font-size="12pt" fo:language="en" fo:country="US" style:letter-kerning="true" style:font-name-asian="DejaVu Sans1" style:font-size-asian="12pt" style:language-asian="zxx" style:country-asian="none" style:font-name-complex="DejaVu Sans1"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Siarhei Kuryla</meta:initial-creator>
    <meta:creation-date>2009-02-26T13:31:16</meta:creation-date>
    <dc:creator>Siarhei Kuryla</dc:creator>
    <dc:date>2009-04-25T17:16:30</dc:date>
    <meta:editing-cycles>1030</meta:editing-cycles>
    <meta:editing-duration>P7DT11H55M16S</meta:editing-duration>
    <meta:user-defined meta:name="Info 1"/>
    <meta:user-defined meta:name="Info 2"/>
    <meta:user-defined meta:name="Info 3"/>
    <meta:user-defined meta:name="Info 4"/>
    <meta:document-statistic meta:table-count="0" meta:image-count="0" meta:object-count="0" meta:page-count="26" meta:paragraph-count="869" meta:word-count="5370" meta:character-count="52013"/>
  </office:meta>
</office:document-meta>
</file>